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331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2.764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/>
      <style:map style:condition="cell-content()&lt;100" style:apply-style-name="Errore" style:base-cell-address="user_trainings.E18"/>
    </style:style>
    <style:style style:name="ce7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map style:condition="cell-content()&lt;100" style:apply-style-name="Errore" style:base-cell-address="user_trainings.E18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ext-properties fo:color="#0047ff" fo:font-weight="bold" style:font-weight-asian="bold" style:font-weight-complex="bold"/>
    </style:style>
    <style:style style:name="ce14" style:family="table-cell" style:parent-style-name="Default">
      <style:text-properties fo:color="#999999"/>
    </style:style>
    <style:style style:name="ce15" style:family="table-cell" style:parent-style-name="Default">
      <style:text-properties fo:color="#999999" fo:font-weight="bold" style:font-weight-asian="bold" style:font-weight-complex="bold"/>
    </style:style>
    <style:style style:name="ce16" style:family="table-cell" style:parent-style-name="Default">
      <style:table-cell-properties style:vertical-align="top"/>
      <style:text-properties fo:color="#999999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2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Ripresa.5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Ripresa.5 aerobico molte gambe',2,0,CURDATE(),CURDATE())," calcext:value-type="string">
            <text:p>(12,'Ripresa.5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Ripresa.6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Ripresa.6 timida soglia con molte gambe',2,0,CURDATE(),CURDATE())," calcext:value-type="string">
            <text:p>(13,'Ripresa.6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Ripresa.7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Ripresa.7 fartlek completo e gambe',2,0,CURDATE(),CURDATE());" calcext:value-type="string">
            <text:p>(14,'Ripresa.7 fartlek completo e gambe',2,0,CURDATE(),CURDATE());</text:p>
          </table:table-cell>
          <table:table-cell table:number-columns-repeated="1008"/>
        </table:table-row>
        <table:table-row table:style-name="ro3" table:number-rows-repeated="281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18:user_trainings.E299">
            <calcext:condition calcext:apply-style-name="Errore" calcext:value="&lt;100" calcext:base-cell-address="user_trainings.E18"/>
          </calcext:conditional-format>
        </calcext:conditional-formats>
      </table:table>
      <table:table table:name="user_training_row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7" office:value-type="string" calcext:value-type="string">
            <text:p>user_training_rows</text:p>
          </table:table-cell>
          <table:table-cell table:number-columns-repeated="25"/>
          <table:table-cell table:style-name="ce8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13" office:value-type="string" calcext:value-type="string">
            <text:p>user_trainings</text:p>
          </table:table-cell>
          <table:table-cell table:number-columns-repeated="3"/>
          <table:table-cell table:style-name="ce13" office:value-type="string" calcext:value-type="string">
            <text:p>exercises</text:p>
          </table:table-cell>
          <table:table-cell table:style-name="ce15"/>
          <table:table-cell table:style-name="ce13" office:value-type="string" calcext:value-type="string">
            <text:p>training_step_types</text:p>
          </table:table-cell>
          <table:table-cell table:number-columns-repeated="6"/>
          <table:table-cell table:style-name="ce13" office:value-type="string" calcext:value-type="string">
            <text:p>arm_aux_types</text:p>
          </table:table-cell>
          <table:table-cell table:style-name="ce13" office:value-type="string" calcext:value-type="string">
            <text:p>kick_aux_types</text:p>
          </table:table-cell>
          <table:table-cell table:style-name="ce13" office:value-type="string" calcext:value-type="string">
            <text:p>body_aux_types</text:p>
          </table:table-cell>
          <table:table-cell table:style-name="ce13" office:value-type="string" calcext:value-type="string">
            <text:p>breath_aux_types</text:p>
          </table:table-cell>
          <table:table-cell table:number-columns-repeated="8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id</text:p>
          </table:table-cell>
          <table:table-cell table:style-name="ce13" office:value-type="string" calcext:value-type="string">
            <text:p>description</text:p>
          </table:table-cell>
          <table:table-cell table:style-name="ce8" office:value-type="string" calcext:value-type="string">
            <text:p>part_order</text:p>
          </table:table-cell>
          <table:table-cell table:style-name="ce8" office:value-type="string" calcext:value-type="string">
            <text:p>times</text:p>
          </table:table-cell>
          <table:table-cell table:style-name="ce8" office:value-type="string" calcext:value-type="string">
            <text:p>distance</text:p>
          </table:table-cell>
          <table:table-cell table:style-name="ce13" office:value-type="string" calcext:value-type="string">
            <text:p>code</text:p>
          </table:table-cell>
          <table:table-cell table:style-name="ce15" office:value-type="string" calcext:value-type="string">
            <text:p>description</text:p>
          </table:table-cell>
          <table:table-cell table:style-name="ce13" office:value-type="string" calcext:value-type="string">
            <text:p>code</text:p>
          </table:table-cell>
          <table:table-cell table:style-name="ce8" office:value-type="string" calcext:value-type="string">
            <text:p>start_and_rest</text:p>
          </table:table-cell>
          <table:table-cell table:style-name="ce8" office:value-type="string" calcext:value-type="string">
            <text:p>pause</text:p>
          </table:table-cell>
          <table:table-cell table:style-name="ce8" office:value-type="string" calcext:value-type="string">
            <text:p>group_id</text:p>
          </table:table-cell>
          <table:table-cell table:style-name="ce8" office:value-type="string" calcext:value-type="string">
            <text:p>group_times</text:p>
          </table:table-cell>
          <table:table-cell table:style-name="ce8" office:value-type="string" calcext:value-type="string">
            <text:p>group_start_and_rest</text:p>
          </table:table-cell>
          <table:table-cell table:style-name="ce8" office:value-type="string" calcext:value-type="string">
            <text:p>group_pause</text:p>
          </table:table-cell>
          <table:table-cell table:number-columns-repeated="4" table:style-name="ce13" office:value-type="string" calcext:value-type="string">
            <text:p>code</text:p>
          </table:table-cell>
          <table:table-cell table:style-name="ce8" office:value-type="string" calcext:value-type="string">
            <text:p>user_training_id</text:p>
          </table:table-cell>
          <table:table-cell table:style-name="ce8" office:value-type="string" calcext:value-type="string">
            <text:p>exercise_id</text:p>
          </table:table-cell>
          <table:table-cell table:style-name="ce8" office:value-type="string" calcext:value-type="string">
            <text:p>training_step_type_id</text:p>
          </table:table-cell>
          <table:table-cell table:style-name="ce8" office:value-type="string" calcext:value-type="string">
            <text:p>arm_aux_type_id</text:p>
          </table:table-cell>
          <table:table-cell table:style-name="ce8" office:value-type="string" calcext:value-type="string">
            <text:p>kick_aux_type_id</text:p>
          </table:table-cell>
          <table:table-cell table:style-name="ce8" office:value-type="string" calcext:value-type="string">
            <text:p>body_aux_type_id</text:p>
          </table:table-cell>
          <table:table-cell table:style-name="ce8" office:value-type="string" calcext:value-type="string">
            <text:p>breath_aux_type_id</text:p>
          </table:table-cell>
          <table:table-cell table:style-name="ce8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8" table:number-columns-repeated="997"/>
        </table:table-row>
        <table:table-row table:style-name="ro5">
          <table:table-cell table:style-name="ce12" table:formula="of:=ROW([.A4])-3" office:value-type="float" office:value="1" calcext:value-type="float">
            <text:p>1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4];;2;0)" office:value-type="string" office:string-value="" calcext:value-type="error">
            <text:p>Err:504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5])-3" office:value-type="float" office:value="2" calcext:value-type="float">
            <text:p>2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5]=[.B4];[.C4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AA</text:p>
          </table:table-cell>
          <table:table-cell table:style-name="ce16" table:formula="of:=VLOOKUP([.F5];;2;0)" office:value-type="string" office:string-value="Esercizi SL alternato alto" calcext:value-type="string">
            <text:p>Esercizi SL alternato alto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12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])-3" office:value-type="float" office:value="3" calcext:value-type="float">
            <text:p>3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6]=[.B5];[.C5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CP</text:p>
          </table:table-cell>
          <table:table-cell table:style-name="ce16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2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7])-3" office:value-type="float" office:value="4" calcext:value-type="float">
            <text:p>4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7]=[.B6];[.C6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DA</text:p>
          </table:table-cell>
          <table:table-cell table:style-name="ce16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2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])-3" office:value-type="float" office:value="5" calcext:value-type="float">
            <text:p>5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8]=[.B7];[.C7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FABS</text:p>
          </table:table-cell>
          <table:table-cell table:style-name="ce16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2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9])-3" office:value-type="float" office:value="6" calcext:value-type="float">
            <text:p>6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9]=[.B8];[.C8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CP</text:p>
          </table:table-cell>
          <table:table-cell table:style-name="ce16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2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0])-3" office:value-type="float" office:value="7" calcext:value-type="float">
            <text:p>7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10]=[.B9];[.C9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DA</text:p>
          </table:table-cell>
          <table:table-cell table:style-name="ce16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2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])-3" office:value-type="float" office:value="8" calcext:value-type="float">
            <text:p>8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11]=[.B10];[.C10]+1;1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MICM</text:p>
          </table:table-cell>
          <table:table-cell table:style-name="ce16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2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2])-3" office:value-type="float" office:value="9" calcext:value-type="float">
            <text:p>9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12]=[.B11];[.C11]+1;1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])-3" office:value-type="float" office:value="10" calcext:value-type="float">
            <text:p>10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13]=[.B12];[.C12]+1;1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MICM</text:p>
          </table:table-cell>
          <table:table-cell table:style-name="ce16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2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4])-3" office:value-type="float" office:value="11" calcext:value-type="float">
            <text:p>11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14]=[.B13];[.C13]+1;1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])-3" office:value-type="float" office:value="12" calcext:value-type="float">
            <text:p>12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15]=[.B14];[.C14]+1;1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string" calcext:value-type="string">
            <text:p>A2MICM</text:p>
          </table:table-cell>
          <table:table-cell table:style-name="ce16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2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6])-3" office:value-type="float" office:value="13" calcext:value-type="float">
            <text:p>13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16]=[.B15];[.C15]+1;1)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</text:p>
          </table:table-cell>
          <table:table-cell table:style-name="ce12" table:number-columns-repeated="3"/>
          <table:table-cell table:style-name="ce12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12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7])-3" office:value-type="float" office:value="14" calcext:value-type="float">
            <text:p>14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17]=[.B16];[.C16]+1;1)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MICM</text:p>
          </table:table-cell>
          <table:table-cell table:style-name="ce16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2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8])-3" office:value-type="float" office:value="15" calcext:value-type="float">
            <text:p>15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18]=[.B17];[.C17]+1;1)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])-3" office:value-type="float" office:value="16" calcext:value-type="float">
            <text:p>16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19]=[.B18];[.C18]+1;1)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MICM</text:p>
          </table:table-cell>
          <table:table-cell table:style-name="ce16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2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0])-3" office:value-type="float" office:value="17" calcext:value-type="float">
            <text:p>17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20]=[.B19];[.C19]+1;1)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])-3" office:value-type="float" office:value="18" calcext:value-type="float">
            <text:p>18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21]=[.B20];[.C20]+1;1)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2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2])-3" office:value-type="float" office:value="19" calcext:value-type="float">
            <text:p>19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22]=[.B21];[.C21]+1;1)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SLRA</text:p>
          </table:table-cell>
          <table:table-cell table:style-name="ce16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2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])-3" office:value-type="float" office:value="20" calcext:value-type="float">
            <text:p>20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23]=[.B22];[.C22]+1;1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1SLCM</text:p>
          </table:table-cell>
          <table:table-cell table:style-name="ce16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12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24])-3" office:value-type="float" office:value="21" calcext:value-type="float">
            <text:p>21</text:p>
          </table:table-cell>
          <table:table-cell table:style-name="ce12" office:value-type="string" calcext:value-type="string">
            <text:p>Aerobico frizzante Lun 10 Febbraio, 25</text:p>
          </table:table-cell>
          <table:table-cell table:style-name="ce12" table:formula="of:=IF([.B24]=[.B23];[.C23]+1;1)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1DOCM</text:p>
          </table:table-cell>
          <table:table-cell table:style-name="ce16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2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12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25])-3" office:value-type="float" office:value="22" calcext:value-type="float">
            <text:p>22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25]=[.B24];[.C24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6])-3" office:value-type="float" office:value="23" calcext:value-type="float">
            <text:p>23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26]=[.B25];[.C25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SO</text:p>
          </table:table-cell>
          <table:table-cell table:style-name="ce16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12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7])-3" office:value-type="float" office:value="24" calcext:value-type="float">
            <text:p>24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27]=[.B26];[.C26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CP</text:p>
          </table:table-cell>
          <table:table-cell table:style-name="ce16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2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8])-3" office:value-type="float" office:value="25" calcext:value-type="float">
            <text:p>25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28]=[.B27];[.C27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DA</text:p>
          </table:table-cell>
          <table:table-cell table:style-name="ce16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2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9])-3" office:value-type="float" office:value="26" calcext:value-type="float">
            <text:p>26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29]=[.B28];[.C28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DOPG</text:p>
          </table:table-cell>
          <table:table-cell table:style-name="ce16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2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30])-3" office:value-type="float" office:value="27" calcext:value-type="float">
            <text:p>27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30]=[.B29];[.C29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DOCP</text:p>
          </table:table-cell>
          <table:table-cell table:style-name="ce16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2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31])-3" office:value-type="float" office:value="28" calcext:value-type="float">
            <text:p>28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31]=[.B30];[.C30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DODA</text:p>
          </table:table-cell>
          <table:table-cell table:style-name="ce16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2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32])-3" office:value-type="float" office:value="29" calcext:value-type="float">
            <text:p>29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32]=[.B31];[.C31]+1;1)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FACM</text:p>
          </table:table-cell>
          <table:table-cell table:style-name="ce16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2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2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33])-3" office:value-type="float" office:value="30" calcext:value-type="float">
            <text:p>30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33]=[.B32];[.C32]+1;1)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FACM</text:p>
          </table:table-cell>
          <table:table-cell table:style-name="ce16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2"/>
          <table:table-cell table:style-name="ce12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2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2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2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34])-3" office:value-type="float" office:value="31" calcext:value-type="float">
            <text:p>31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34]=[.B33];[.C33]+1;1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A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2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35])-3" office:value-type="float" office:value="32" calcext:value-type="float">
            <text:p>32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35]=[.B34];[.C34]+1;1)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B2SLCM</text:p>
          </table:table-cell>
          <table:table-cell table:style-name="ce16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2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36])-3" office:value-type="float" office:value="33" calcext:value-type="float">
            <text:p>33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36]=[.B35];[.C35]+1;1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37])-3" office:value-type="float" office:value="34" calcext:value-type="float">
            <text:p>34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37]=[.B36];[.C36]+1;1)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B2SLCM</text:p>
          </table:table-cell>
          <table:table-cell table:style-name="ce16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P</text:p>
          </table:table-cell>
          <table:table-cell table:style-name="ce12" table:number-columns-repeated="3"/>
          <table:table-cell table:style-name="ce12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2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12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38])-3" office:value-type="float" office:value="35" calcext:value-type="float">
            <text:p>35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38]=[.B37];[.C37]+1;1)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P</text:p>
          </table:table-cell>
          <table:table-cell table:style-name="ce12" table:number-columns-repeated="3"/>
          <table:table-cell table:style-name="ce12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12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39])-3" office:value-type="float" office:value="36" calcext:value-type="float">
            <text:p>36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39]=[.B38];[.C38]+1;1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B2SLCM</text:p>
          </table:table-cell>
          <table:table-cell table:style-name="ce16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2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40])-3" office:value-type="float" office:value="37" calcext:value-type="float">
            <text:p>37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40]=[.B39];[.C39]+1;1)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41])-3" office:value-type="float" office:value="38" calcext:value-type="float">
            <text:p>38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41]=[.B40];[.C40]+1;1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B2SLCM</text:p>
          </table:table-cell>
          <table:table-cell table:style-name="ce16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2"/>
          <table:table-cell table:style-name="ce12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2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2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42])-3" office:value-type="float" office:value="39" calcext:value-type="float">
            <text:p>39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42]=[.B41];[.C41]+1;1)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2"/>
          <table:table-cell table:style-name="ce12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2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43])-3" office:value-type="float" office:value="40" calcext:value-type="float">
            <text:p>40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43]=[.B42];[.C42]+1;1)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C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44])-3" office:value-type="float" office:value="41" calcext:value-type="float">
            <text:p>41</text:p>
          </table:table-cell>
          <table:table-cell table:style-name="ce12" office:value-type="string" calcext:value-type="string">
            <text:p>VO2Max stile ed attrezzi Mar 11 Febbraio, 50</text:p>
          </table:table-cell>
          <table:table-cell table:style-name="ce12" table:formula="of:=IF([.B44]=[.B43];[.C43]+1;1)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SLRA</text:p>
          </table:table-cell>
          <table:table-cell table:style-name="ce16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2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2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45])-3" office:value-type="float" office:value="42" calcext:value-type="float">
            <text:p>42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45]=[.B44];[.C44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46])-3" office:value-type="float" office:value="43" calcext:value-type="float">
            <text:p>43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46]=[.B45];[.C45]+1;1)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FABS</text:p>
          </table:table-cell>
          <table:table-cell table:style-name="ce16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2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47])-3" office:value-type="float" office:value="44" calcext:value-type="float">
            <text:p>44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47]=[.B46];[.C46]+1;1)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AA</text:p>
          </table:table-cell>
          <table:table-cell table:style-name="ce16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12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48])-3" office:value-type="float" office:value="45" calcext:value-type="float">
            <text:p>45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48]=[.B47];[.C47]+1;1)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1SLCM</text:p>
          </table:table-cell>
          <table:table-cell table:style-name="ce16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2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49])-3" office:value-type="float" office:value="46" calcext:value-type="float">
            <text:p>46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49]=[.B48];[.C48]+1;1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B1MICM</text:p>
          </table:table-cell>
          <table:table-cell table:style-name="ce16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12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50])-3" office:value-type="float" office:value="47" calcext:value-type="float">
            <text:p>47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50]=[.B49];[.C49]+1;1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51])-3" office:value-type="float" office:value="48" calcext:value-type="float">
            <text:p>48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51]=[.B50];[.C50]+1;1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B1MICM</text:p>
          </table:table-cell>
          <table:table-cell table:style-name="ce16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12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52])-3" office:value-type="float" office:value="49" calcext:value-type="float">
            <text:p>49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52]=[.B51];[.C51]+1;1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1SLCM</text:p>
          </table:table-cell>
          <table:table-cell table:style-name="ce16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2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53])-3" office:value-type="float" office:value="50" calcext:value-type="float">
            <text:p>50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53]=[.B52];[.C52]+1;1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54])-3" office:value-type="float" office:value="51" calcext:value-type="float">
            <text:p>51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54]=[.B53];[.C53]+1;1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C1GAFA</text:p>
          </table:table-cell>
          <table:table-cell table:style-name="ce16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12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55])-3" office:value-type="float" office:value="52" calcext:value-type="float">
            <text:p>52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55]=[.B54];[.C54]+1;1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2FACM</text:p>
          </table:table-cell>
          <table:table-cell table:style-name="ce16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2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56])-3" office:value-type="float" office:value="53" calcext:value-type="float">
            <text:p>53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56]=[.B55];[.C55]+1;1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C1GASL</text:p>
          </table:table-cell>
          <table:table-cell table:style-name="ce16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12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57])-3" office:value-type="float" office:value="54" calcext:value-type="float">
            <text:p>54</text:p>
          </table:table-cell>
          <table:table-cell table:style-name="ce12" office:value-type="string" calcext:value-type="string">
            <text:p>Luca Mer 12 Febbraio, 50</text:p>
          </table:table-cell>
          <table:table-cell table:style-name="ce12" table:formula="of:=IF([.B57]=[.B56];[.C56]+1;1)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2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58])-3" office:value-type="float" office:value="55" calcext:value-type="float">
            <text:p>55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58]=[.B57];[.C57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59])-3" office:value-type="float" office:value="56" calcext:value-type="float">
            <text:p>56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59]=[.B58];[.C58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PG</text:p>
          </table:table-cell>
          <table:table-cell table:style-name="ce16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12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0])-3" office:value-type="float" office:value="57" calcext:value-type="float">
            <text:p>57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60]=[.B59];[.C59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CP</text:p>
          </table:table-cell>
          <table:table-cell table:style-name="ce16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2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1])-3" office:value-type="float" office:value="58" calcext:value-type="float">
            <text:p>58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61]=[.B60];[.C60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DA</text:p>
          </table:table-cell>
          <table:table-cell table:style-name="ce16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2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2])-3" office:value-type="float" office:value="59" calcext:value-type="float">
            <text:p>59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62]=[.B61];[.C61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RASC</text:p>
          </table:table-cell>
          <table:table-cell table:style-name="ce16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12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3])-3" office:value-type="float" office:value="60" calcext:value-type="float">
            <text:p>60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63]=[.B62];[.C62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RACP</text:p>
          </table:table-cell>
          <table:table-cell table:style-name="ce16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12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4])-3" office:value-type="float" office:value="61" calcext:value-type="float">
            <text:p>61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64]=[.B63];[.C63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RADA</text:p>
          </table:table-cell>
          <table:table-cell table:style-name="ce16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12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5])-3" office:value-type="float" office:value="62" calcext:value-type="float">
            <text:p>62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65]=[.B64];[.C64]+1;1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6])-3" office:value-type="float" office:value="63" calcext:value-type="float">
            <text:p>63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66]=[.B65];[.C65]+1;1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</text:p>
          </table:table-cell>
          <table:table-cell table:style-name="ce12" table:number-columns-repeated="3"/>
          <table:table-cell table:style-name="ce12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12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7])-3" office:value-type="float" office:value="64" calcext:value-type="float">
            <text:p>64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67]=[.B66];[.C66]+1;1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8])-3" office:value-type="float" office:value="65" calcext:value-type="float">
            <text:p>65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68]=[.B67];[.C67]+1;1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C1SLCM</text:p>
          </table:table-cell>
          <table:table-cell table:style-name="ce16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2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69])-3" office:value-type="float" office:value="66" calcext:value-type="float">
            <text:p>66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69]=[.B68];[.C68]+1;1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70])-3" office:value-type="float" office:value="67" calcext:value-type="float">
            <text:p>67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70]=[.B69];[.C69]+1;1)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C1SLCM</text:p>
          </table:table-cell>
          <table:table-cell table:style-name="ce16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2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71])-3" office:value-type="float" office:value="68" calcext:value-type="float">
            <text:p>68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71]=[.B70];[.C70]+1;1)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72])-3" office:value-type="float" office:value="69" calcext:value-type="float">
            <text:p>69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72]=[.B71];[.C71]+1;1)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C1SLCM</text:p>
          </table:table-cell>
          <table:table-cell table:style-name="ce16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2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73])-3" office:value-type="float" office:value="70" calcext:value-type="float">
            <text:p>70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73]=[.B72];[.C72]+1;1)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74])-3" office:value-type="float" office:value="71" calcext:value-type="float">
            <text:p>71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74]=[.B73];[.C73]+1;1)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C1SLCM</text:p>
          </table:table-cell>
          <table:table-cell table:style-name="ce16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2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75])-3" office:value-type="float" office:value="72" calcext:value-type="float">
            <text:p>72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75]=[.B74];[.C74]+1;1)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76])-3" office:value-type="float" office:value="73" calcext:value-type="float">
            <text:p>73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76]=[.B75];[.C75]+1;1)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2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77])-3" office:value-type="float" office:value="74" calcext:value-type="float">
            <text:p>74</text:p>
          </table:table-cell>
          <table:table-cell table:style-name="ce12" office:value-type="string" calcext:value-type="string">
            <text:p>Aerobico liscio Gio 13 Febbraio, 50</text:p>
          </table:table-cell>
          <table:table-cell table:style-name="ce12" table:formula="of:=IF([.B77]=[.B76];[.C76]+1;1)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SLRA</text:p>
          </table:table-cell>
          <table:table-cell table:style-name="ce16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2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2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78])-3" office:value-type="float" office:value="75" calcext:value-type="float">
            <text:p>75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78]=[.B77];[.C77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79])-3" office:value-type="float" office:value="76" calcext:value-type="float">
            <text:p>76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79]=[.B78];[.C78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AA</text:p>
          </table:table-cell>
          <table:table-cell table:style-name="ce16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12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0])-3" office:value-type="float" office:value="77" calcext:value-type="float">
            <text:p>77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80]=[.B79];[.C79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CP</text:p>
          </table:table-cell>
          <table:table-cell table:style-name="ce16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2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1])-3" office:value-type="float" office:value="78" calcext:value-type="float">
            <text:p>78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81]=[.B80];[.C80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DA</text:p>
          </table:table-cell>
          <table:table-cell table:style-name="ce16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2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2])-3" office:value-type="float" office:value="79" calcext:value-type="float">
            <text:p>79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82]=[.B81];[.C81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DOPG</text:p>
          </table:table-cell>
          <table:table-cell table:style-name="ce16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2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3])-3" office:value-type="float" office:value="80" calcext:value-type="float">
            <text:p>80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83]=[.B82];[.C82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DOCP</text:p>
          </table:table-cell>
          <table:table-cell table:style-name="ce16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2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4])-3" office:value-type="float" office:value="81" calcext:value-type="float">
            <text:p>81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84]=[.B83];[.C83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DODA</text:p>
          </table:table-cell>
          <table:table-cell table:style-name="ce16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2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5])-3" office:value-type="float" office:value="82" calcext:value-type="float">
            <text:p>82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85]=[.B84];[.C84]+1;1)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FACM</text:p>
          </table:table-cell>
          <table:table-cell table:style-name="ce16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2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2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6])-3" office:value-type="float" office:value="83" calcext:value-type="float">
            <text:p>83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86]=[.B85];[.C85]+1;1)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FACM</text:p>
          </table:table-cell>
          <table:table-cell table:style-name="ce16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2"/>
          <table:table-cell table:style-name="ce12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2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2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2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7])-3" office:value-type="float" office:value="84" calcext:value-type="float">
            <text:p>84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87]=[.B86];[.C86]+1;1)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1SLFP</text:p>
          </table:table-cell>
          <table:table-cell table:style-name="ce16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12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8])-3" office:value-type="float" office:value="85" calcext:value-type="float">
            <text:p>85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88]=[.B87];[.C87]+1;1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C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89])-3" office:value-type="float" office:value="86" calcext:value-type="float">
            <text:p>86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89]=[.B88];[.C88]+1;1)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1FAFP</text:p>
          </table:table-cell>
          <table:table-cell table:style-name="ce16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12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90])-3" office:value-type="float" office:value="87" calcext:value-type="float">
            <text:p>87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90]=[.B89];[.C89]+1;1)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C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91])-3" office:value-type="float" office:value="88" calcext:value-type="float">
            <text:p>88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91]=[.B90];[.C90]+1;1)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1FAFP</text:p>
          </table:table-cell>
          <table:table-cell table:style-name="ce16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2"/>
          <table:table-cell table:style-name="ce12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12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2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92])-3" office:value-type="float" office:value="89" calcext:value-type="float">
            <text:p>89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92]=[.B91];[.C91]+1;1)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C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93])-3" office:value-type="float" office:value="90" calcext:value-type="float">
            <text:p>90</text:p>
          </table:table-cell>
          <table:table-cell table:style-name="ce12" office:value-type="string" calcext:value-type="string">
            <text:p>C3 Ven 14 Febbraio, 50</text:p>
          </table:table-cell>
          <table:table-cell table:style-name="ce12" table:formula="of:=IF([.B93]=[.B92];[.C92]+1;1)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SLRA</text:p>
          </table:table-cell>
          <table:table-cell table:style-name="ce16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2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2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94])-3" office:value-type="float" office:value="91" calcext:value-type="float">
            <text:p>91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94]=[.B93];[.C93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95])-3" office:value-type="float" office:value="92" calcext:value-type="float">
            <text:p>92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95]=[.B94];[.C94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AA</text:p>
          </table:table-cell>
          <table:table-cell table:style-name="ce16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12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96])-3" office:value-type="float" office:value="93" calcext:value-type="float">
            <text:p>93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96]=[.B95];[.C95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CP</text:p>
          </table:table-cell>
          <table:table-cell table:style-name="ce16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2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97])-3" office:value-type="float" office:value="94" calcext:value-type="float">
            <text:p>94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97]=[.B96];[.C96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DA</text:p>
          </table:table-cell>
          <table:table-cell table:style-name="ce16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2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98])-3" office:value-type="float" office:value="95" calcext:value-type="float">
            <text:p>95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98]=[.B97];[.C97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FASB</text:p>
          </table:table-cell>
          <table:table-cell table:style-name="ce16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12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99])-3" office:value-type="float" office:value="96" calcext:value-type="float">
            <text:p>96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99]=[.B98];[.C98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CP</text:p>
          </table:table-cell>
          <table:table-cell table:style-name="ce16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2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00])-3" office:value-type="float" office:value="97" calcext:value-type="float">
            <text:p>97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100]=[.B99];[.C99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DA</text:p>
          </table:table-cell>
          <table:table-cell table:style-name="ce16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2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01])-3" office:value-type="float" office:value="98" calcext:value-type="float">
            <text:p>98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101]=[.B100];[.C100]+1;1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FACM</text:p>
          </table:table-cell>
          <table:table-cell table:style-name="ce16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2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02])-3" office:value-type="float" office:value="99" calcext:value-type="float">
            <text:p>99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102]=[.B101];[.C101]+1;1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03])-3" office:value-type="float" office:value="100" calcext:value-type="float">
            <text:p>100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103]=[.B102];[.C102]+1;1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RACM</text:p>
          </table:table-cell>
          <table:table-cell table:style-name="ce16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12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04])-3" office:value-type="float" office:value="101" calcext:value-type="float">
            <text:p>101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104]=[.B103];[.C103]+1;1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05])-3" office:value-type="float" office:value="102" calcext:value-type="float">
            <text:p>102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105]=[.B104];[.C104]+1;1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GSLRA</text:p>
          </table:table-cell>
          <table:table-cell table:style-name="ce16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2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106])-3" office:value-type="float" office:value="103" calcext:value-type="float">
            <text:p>103</text:p>
          </table:table-cell>
          <table:table-cell table:style-name="ce12" office:value-type="string" calcext:value-type="string">
            <text:p>Aerobico frizzante Lun 17 Febbraio, 25</text:p>
          </table:table-cell>
          <table:table-cell table:style-name="ce12" table:formula="of:=IF([.B106]=[.B105];[.C105]+1;1)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D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2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107])-3" office:value-type="float" office:value="104" calcext:value-type="float">
            <text:p>104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07]=[.B106];[.C106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08])-3" office:value-type="float" office:value="105" calcext:value-type="float">
            <text:p>105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08]=[.B107];[.C107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PG</text:p>
          </table:table-cell>
          <table:table-cell table:style-name="ce16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12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09])-3" office:value-type="float" office:value="106" calcext:value-type="float">
            <text:p>106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09]=[.B108];[.C108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CP</text:p>
          </table:table-cell>
          <table:table-cell table:style-name="ce16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2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0])-3" office:value-type="float" office:value="107" calcext:value-type="float">
            <text:p>107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10]=[.B109];[.C109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DA</text:p>
          </table:table-cell>
          <table:table-cell table:style-name="ce16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2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1])-3" office:value-type="float" office:value="108" calcext:value-type="float">
            <text:p>108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11]=[.B110];[.C110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FASB</text:p>
          </table:table-cell>
          <table:table-cell table:style-name="ce16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12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2])-3" office:value-type="float" office:value="109" calcext:value-type="float">
            <text:p>109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12]=[.B111];[.C111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CP</text:p>
          </table:table-cell>
          <table:table-cell table:style-name="ce16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2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3])-3" office:value-type="float" office:value="110" calcext:value-type="float">
            <text:p>110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13]=[.B112];[.C112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DA</text:p>
          </table:table-cell>
          <table:table-cell table:style-name="ce16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2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4])-3" office:value-type="float" office:value="111" calcext:value-type="float">
            <text:p>111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14]=[.B113];[.C113]+1;1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OSLFA</text:p>
          </table:table-cell>
          <table:table-cell table:style-name="ce16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12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2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5])-3" office:value-type="float" office:value="112" calcext:value-type="float">
            <text:p>112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15]=[.B114];[.C114]+1;1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1RAPF</text:p>
          </table:table-cell>
          <table:table-cell table:style-name="ce16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12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2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6])-3" office:value-type="float" office:value="113" calcext:value-type="float">
            <text:p>113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16]=[.B115];[.C115]+1;1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A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2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7])-3" office:value-type="float" office:value="114" calcext:value-type="float">
            <text:p>114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17]=[.B116];[.C116]+1;1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1SLCT</text:p>
          </table:table-cell>
          <table:table-cell table:style-name="ce16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12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8])-3" office:value-type="float" office:value="115" calcext:value-type="float">
            <text:p>115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18]=[.B117];[.C117]+1;1)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B2SLCM</text:p>
          </table:table-cell>
          <table:table-cell table:style-name="ce16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2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19])-3" office:value-type="float" office:value="116" calcext:value-type="float">
            <text:p>116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19]=[.B118];[.C118]+1;1)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20])-3" office:value-type="float" office:value="117" calcext:value-type="float">
            <text:p>117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20]=[.B119];[.C119]+1;1)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A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12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2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21])-3" office:value-type="float" office:value="118" calcext:value-type="float">
            <text:p>118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21]=[.B120];[.C120]+1;1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B2SLCM</text:p>
          </table:table-cell>
          <table:table-cell table:style-name="ce16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2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22])-3" office:value-type="float" office:value="119" calcext:value-type="float">
            <text:p>119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22]=[.B121];[.C121]+1;1)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23])-3" office:value-type="float" office:value="120" calcext:value-type="float">
            <text:p>120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23]=[.B122];[.C122]+1;1)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A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12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2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24])-3" office:value-type="float" office:value="121" calcext:value-type="float">
            <text:p>121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24]=[.B123];[.C123]+1;1)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B2GAFA</text:p>
          </table:table-cell>
          <table:table-cell table:style-name="ce16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12" office:value-type="string" calcext:value-type="string">
            <text:p>C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2"/>
          <table:table-cell table:style-name="ce12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12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2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25])-3" office:value-type="float" office:value="122" calcext:value-type="float">
            <text:p>122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25]=[.B124];[.C124]+1;1)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1SLCM</text:p>
          </table:table-cell>
          <table:table-cell table:style-name="ce16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12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126])-3" office:value-type="float" office:value="123" calcext:value-type="float">
            <text:p>123</text:p>
          </table:table-cell>
          <table:table-cell table:style-name="ce12" office:value-type="string" calcext:value-type="string">
            <text:p>VO2Max con partenze Mar 18 Febbraio, 25</text:p>
          </table:table-cell>
          <table:table-cell table:style-name="ce12" table:formula="of:=IF([.B126]=[.B125];[.C125]+1;1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1DOCM</text:p>
          </table:table-cell>
          <table:table-cell table:style-name="ce16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2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12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127])-3" office:value-type="float" office:value="124" calcext:value-type="float">
            <text:p>124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27]=[.B126];[.C126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28])-3" office:value-type="float" office:value="125" calcext:value-type="float">
            <text:p>125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28]=[.B127];[.C127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AA</text:p>
          </table:table-cell>
          <table:table-cell table:style-name="ce16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12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29])-3" office:value-type="float" office:value="126" calcext:value-type="float">
            <text:p>126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29]=[.B128];[.C128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CP</text:p>
          </table:table-cell>
          <table:table-cell table:style-name="ce16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2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0])-3" office:value-type="float" office:value="127" calcext:value-type="float">
            <text:p>127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30]=[.B129];[.C129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DA</text:p>
          </table:table-cell>
          <table:table-cell table:style-name="ce16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2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1])-3" office:value-type="float" office:value="128" calcext:value-type="float">
            <text:p>128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31]=[.B130];[.C130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FABS</text:p>
          </table:table-cell>
          <table:table-cell table:style-name="ce16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2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2])-3" office:value-type="float" office:value="129" calcext:value-type="float">
            <text:p>129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32]=[.B131];[.C131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CP</text:p>
          </table:table-cell>
          <table:table-cell table:style-name="ce16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2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3])-3" office:value-type="float" office:value="130" calcext:value-type="float">
            <text:p>130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33]=[.B132];[.C132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DA</text:p>
          </table:table-cell>
          <table:table-cell table:style-name="ce16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2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4])-3" office:value-type="float" office:value="131" calcext:value-type="float">
            <text:p>131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34]=[.B133];[.C133]+1;1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5])-3" office:value-type="float" office:value="132" calcext:value-type="float">
            <text:p>132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35]=[.B134];[.C134]+1;1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6])-3" office:value-type="float" office:value="133" calcext:value-type="float">
            <text:p>133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36]=[.B135];[.C135]+1;1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MICM</text:p>
          </table:table-cell>
          <table:table-cell table:style-name="ce16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2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7])-3" office:value-type="float" office:value="134" calcext:value-type="float">
            <text:p>134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37]=[.B136];[.C136]+1;1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8])-3" office:value-type="float" office:value="135" calcext:value-type="float">
            <text:p>135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38]=[.B137];[.C137]+1;1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39])-3" office:value-type="float" office:value="136" calcext:value-type="float">
            <text:p>136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39]=[.B138];[.C138]+1;1)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3SFPR</text:p>
          </table:table-cell>
          <table:table-cell table:style-name="ce16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12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40])-3" office:value-type="float" office:value="137" calcext:value-type="float">
            <text:p>137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40]=[.B139];[.C139]+1;1)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41])-3" office:value-type="float" office:value="138" calcext:value-type="float">
            <text:p>138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41]=[.B140];[.C140]+1;1)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2GARA</text:p>
          </table:table-cell>
          <table:table-cell table:style-name="ce16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2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42])-3" office:value-type="float" office:value="139" calcext:value-type="float">
            <text:p>139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42]=[.B141];[.C141]+1;1)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43])-3" office:value-type="float" office:value="140" calcext:value-type="float">
            <text:p>140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43]=[.B142];[.C142]+1;1)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44])-3" office:value-type="float" office:value="141" calcext:value-type="float">
            <text:p>141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44]=[.B143];[.C143]+1;1)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2GARA</text:p>
          </table:table-cell>
          <table:table-cell table:style-name="ce16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2" office:value-type="string" calcext:value-type="string">
            <text:p>C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2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45])-3" office:value-type="float" office:value="142" calcext:value-type="float">
            <text:p>142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45]=[.B144];[.C144]+1;1)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3SFPR</text:p>
          </table:table-cell>
          <table:table-cell table:style-name="ce16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12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46])-3" office:value-type="float" office:value="143" calcext:value-type="float">
            <text:p>143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46]=[.B145];[.C145]+1;1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147])-3" office:value-type="float" office:value="144" calcext:value-type="float">
            <text:p>144</text:p>
          </table:table-cell>
          <table:table-cell table:style-name="ce12" office:value-type="string" calcext:value-type="string">
            <text:p>Ripresa.1 aerobico molte gambe</text:p>
          </table:table-cell>
          <table:table-cell table:style-name="ce12" table:formula="of:=IF([.B147]=[.B146];[.C146]+1;1)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2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148])-3" office:value-type="float" office:value="145" calcext:value-type="float">
            <text:p>145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48]=[.B147];[.C147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49])-3" office:value-type="float" office:value="146" calcext:value-type="float">
            <text:p>146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49]=[.B148];[.C148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DOPG</text:p>
          </table:table-cell>
          <table:table-cell table:style-name="ce16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2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0])-3" office:value-type="float" office:value="147" calcext:value-type="float">
            <text:p>147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50]=[.B149];[.C149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DOCP</text:p>
          </table:table-cell>
          <table:table-cell table:style-name="ce16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2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1])-3" office:value-type="float" office:value="148" calcext:value-type="float">
            <text:p>148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51]=[.B150];[.C150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DODA</text:p>
          </table:table-cell>
          <table:table-cell table:style-name="ce16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2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2])-3" office:value-type="float" office:value="149" calcext:value-type="float">
            <text:p>149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52]=[.B151];[.C151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RAMP</text:p>
          </table:table-cell>
          <table:table-cell table:style-name="ce16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12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3])-3" office:value-type="float" office:value="150" calcext:value-type="float">
            <text:p>150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53]=[.B152];[.C152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RACP</text:p>
          </table:table-cell>
          <table:table-cell table:style-name="ce16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12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4])-3" office:value-type="float" office:value="151" calcext:value-type="float">
            <text:p>151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54]=[.B153];[.C153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RADA</text:p>
          </table:table-cell>
          <table:table-cell table:style-name="ce16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12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5])-3" office:value-type="float" office:value="152" calcext:value-type="float">
            <text:p>152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55]=[.B154];[.C154]+1;1)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2GUFA</text:p>
          </table:table-cell>
          <table:table-cell table:style-name="ce16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2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6])-3" office:value-type="float" office:value="153" calcext:value-type="float">
            <text:p>153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56]=[.B155];[.C155]+1;1)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MICM</text:p>
          </table:table-cell>
          <table:table-cell table:style-name="ce16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2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7])-3" office:value-type="float" office:value="154" calcext:value-type="float">
            <text:p>154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57]=[.B156];[.C156]+1;1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FA</text:p>
          </table:table-cell>
          <table:table-cell table:style-name="ce16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12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8])-3" office:value-type="float" office:value="155" calcext:value-type="float">
            <text:p>155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58]=[.B157];[.C157]+1;1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DO</text:p>
          </table:table-cell>
          <table:table-cell table:style-name="ce16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2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59])-3" office:value-type="float" office:value="156" calcext:value-type="float">
            <text:p>156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59]=[.B158];[.C158]+1;1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RA</text:p>
          </table:table-cell>
          <table:table-cell table:style-name="ce16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2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60])-3" office:value-type="float" office:value="157" calcext:value-type="float">
            <text:p>157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60]=[.B159];[.C159]+1;1)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61])-3" office:value-type="float" office:value="158" calcext:value-type="float">
            <text:p>158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61]=[.B160];[.C160]+1;1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1GSFL</text:p>
          </table:table-cell>
          <table:table-cell table:style-name="ce16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12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62])-3" office:value-type="float" office:value="159" calcext:value-type="float">
            <text:p>159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62]=[.B161];[.C161]+1;1)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3SFPR</text:p>
          </table:table-cell>
          <table:table-cell table:style-name="ce16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12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63])-3" office:value-type="float" office:value="160" calcext:value-type="float">
            <text:p>160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63]=[.B162];[.C162]+1;1)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SLRA</text:p>
          </table:table-cell>
          <table:table-cell table:style-name="ce16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2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64])-3" office:value-type="float" office:value="161" calcext:value-type="float">
            <text:p>161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64]=[.B163];[.C163]+1;1)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165])-3" office:value-type="float" office:value="162" calcext:value-type="float">
            <text:p>162</text:p>
          </table:table-cell>
          <table:table-cell table:style-name="ce12" office:value-type="string" calcext:value-type="string">
            <text:p>Ripresa.2 misti e molte gambe</text:p>
          </table:table-cell>
          <table:table-cell table:style-name="ce12" table:formula="of:=IF([.B165]=[.B164];[.C164]+1;1)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2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166])-3" office:value-type="float" office:value="163" calcext:value-type="float">
            <text:p>163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66]=[.B165];[.C165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67])-3" office:value-type="float" office:value="164" calcext:value-type="float">
            <text:p>164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67]=[.B166];[.C166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TA</text:p>
          </table:table-cell>
          <table:table-cell table:style-name="ce16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12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68])-3" office:value-type="float" office:value="165" calcext:value-type="float">
            <text:p>165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68]=[.B167];[.C167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CP</text:p>
          </table:table-cell>
          <table:table-cell table:style-name="ce16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2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69])-3" office:value-type="float" office:value="166" calcext:value-type="float">
            <text:p>166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69]=[.B168];[.C168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DA</text:p>
          </table:table-cell>
          <table:table-cell table:style-name="ce16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2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70])-3" office:value-type="float" office:value="167" calcext:value-type="float">
            <text:p>167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70]=[.B169];[.C169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FABS</text:p>
          </table:table-cell>
          <table:table-cell table:style-name="ce16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2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71])-3" office:value-type="float" office:value="168" calcext:value-type="float">
            <text:p>168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71]=[.B170];[.C170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CP</text:p>
          </table:table-cell>
          <table:table-cell table:style-name="ce16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2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72])-3" office:value-type="float" office:value="169" calcext:value-type="float">
            <text:p>169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72]=[.B171];[.C171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DA</text:p>
          </table:table-cell>
          <table:table-cell table:style-name="ce16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2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73])-3" office:value-type="float" office:value="170" calcext:value-type="float">
            <text:p>170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73]=[.B172];[.C172]+1;1)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2GUFA</text:p>
          </table:table-cell>
          <table:table-cell table:style-name="ce16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2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74])-3" office:value-type="float" office:value="171" calcext:value-type="float">
            <text:p>171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74]=[.B173];[.C173]+1;1)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1GSF1</text:p>
          </table:table-cell>
          <table:table-cell table:style-name="ce16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12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75])-3" office:value-type="float" office:value="172" calcext:value-type="float">
            <text:p>172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75]=[.B174];[.C174]+1;1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DO</text:p>
          </table:table-cell>
          <table:table-cell table:style-name="ce16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2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76])-3" office:value-type="float" office:value="173" calcext:value-type="float">
            <text:p>173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76]=[.B175];[.C175]+1;1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RA</text:p>
          </table:table-cell>
          <table:table-cell table:style-name="ce16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2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77])-3" office:value-type="float" office:value="174" calcext:value-type="float">
            <text:p>174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77]=[.B176];[.C176]+1;1)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MICM</text:p>
          </table:table-cell>
          <table:table-cell table:style-name="ce16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2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78])-3" office:value-type="float" office:value="175" calcext:value-type="float">
            <text:p>175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78]=[.B177];[.C177]+1;1)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SLR5</text:p>
          </table:table-cell>
          <table:table-cell table:style-name="ce16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12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179])-3" office:value-type="float" office:value="176" calcext:value-type="float">
            <text:p>176</text:p>
          </table:table-cell>
          <table:table-cell table:style-name="ce12" office:value-type="string" calcext:value-type="string">
            <text:p>Ripresa.3 fartlek gambe ed aerobico</text:p>
          </table:table-cell>
          <table:table-cell table:style-name="ce12" table:formula="of:=IF([.B179]=[.B178];[.C178]+1;1)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2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180])-3" office:value-type="float" office:value="177" calcext:value-type="float">
            <text:p>177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80]=[.B179];[.C179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81])-3" office:value-type="float" office:value="178" calcext:value-type="float">
            <text:p>178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81]=[.B180];[.C180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DOPG</text:p>
          </table:table-cell>
          <table:table-cell table:style-name="ce16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2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82])-3" office:value-type="float" office:value="179" calcext:value-type="float">
            <text:p>179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82]=[.B181];[.C181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DOCP</text:p>
          </table:table-cell>
          <table:table-cell table:style-name="ce16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2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83])-3" office:value-type="float" office:value="180" calcext:value-type="float">
            <text:p>180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83]=[.B182];[.C182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DODA</text:p>
          </table:table-cell>
          <table:table-cell table:style-name="ce16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2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84])-3" office:value-type="float" office:value="181" calcext:value-type="float">
            <text:p>181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84]=[.B183];[.C183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RASC</text:p>
          </table:table-cell>
          <table:table-cell table:style-name="ce16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12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85])-3" office:value-type="float" office:value="182" calcext:value-type="float">
            <text:p>182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85]=[.B184];[.C184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RACP</text:p>
          </table:table-cell>
          <table:table-cell table:style-name="ce16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12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86])-3" office:value-type="float" office:value="183" calcext:value-type="float">
            <text:p>183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86]=[.B185];[.C185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RADA</text:p>
          </table:table-cell>
          <table:table-cell table:style-name="ce16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12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87])-3" office:value-type="float" office:value="184" calcext:value-type="float">
            <text:p>184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87]=[.B186];[.C186]+1;1)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2GUFA</text:p>
          </table:table-cell>
          <table:table-cell table:style-name="ce16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2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88])-3" office:value-type="float" office:value="185" calcext:value-type="float">
            <text:p>185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88]=[.B187];[.C187]+1;1)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1MIF1</text:p>
          </table:table-cell>
          <table:table-cell table:style-name="ce16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12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89])-3" office:value-type="float" office:value="186" calcext:value-type="float">
            <text:p>186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89]=[.B188];[.C188]+1;1)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1SLF1</text:p>
          </table:table-cell>
          <table:table-cell table:style-name="ce16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12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0])-3" office:value-type="float" office:value="187" calcext:value-type="float">
            <text:p>187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90]=[.B189];[.C189]+1;1)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1DOF1</text:p>
          </table:table-cell>
          <table:table-cell table:style-name="ce16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12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1])-3" office:value-type="float" office:value="188" calcext:value-type="float">
            <text:p>188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91]=[.B190];[.C190]+1;1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FA</text:p>
          </table:table-cell>
          <table:table-cell table:style-name="ce16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12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2])-3" office:value-type="float" office:value="189" calcext:value-type="float">
            <text:p>189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92]=[.B191];[.C191]+1;1)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DO</text:p>
          </table:table-cell>
          <table:table-cell table:style-name="ce16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2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3])-3" office:value-type="float" office:value="190" calcext:value-type="float">
            <text:p>190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93]=[.B192];[.C192]+1;1)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RA</text:p>
          </table:table-cell>
          <table:table-cell table:style-name="ce16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2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4])-3" office:value-type="float" office:value="191" calcext:value-type="float">
            <text:p>191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94]=[.B193];[.C193]+1;1)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5])-3" office:value-type="float" office:value="192" calcext:value-type="float">
            <text:p>192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95]=[.B194];[.C194]+1;1)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6])-3" office:value-type="float" office:value="193" calcext:value-type="float">
            <text:p>193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96]=[.B195];[.C195]+1;1)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GADO</text:p>
          </table:table-cell>
          <table:table-cell table:style-name="ce16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2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7])-3" office:value-type="float" office:value="194" calcext:value-type="float">
            <text:p>194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97]=[.B196];[.C196]+1;1)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8])-3" office:value-type="float" office:value="195" calcext:value-type="float">
            <text:p>195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98]=[.B197];[.C197]+1;1)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199])-3" office:value-type="float" office:value="196" calcext:value-type="float">
            <text:p>196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199]=[.B198];[.C198]+1;1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GADO</text:p>
          </table:table-cell>
          <table:table-cell table:style-name="ce16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2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00])-3" office:value-type="float" office:value="197" calcext:value-type="float">
            <text:p>197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200]=[.B199];[.C199]+1;1)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FA</text:p>
          </table:table-cell>
          <table:table-cell table:style-name="ce16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12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01])-3" office:value-type="float" office:value="198" calcext:value-type="float">
            <text:p>198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201]=[.B200];[.C200]+1;1)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DO</text:p>
          </table:table-cell>
          <table:table-cell table:style-name="ce16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2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02])-3" office:value-type="float" office:value="199" calcext:value-type="float">
            <text:p>199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202]=[.B201];[.C201]+1;1)"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RA</text:p>
          </table:table-cell>
          <table:table-cell table:style-name="ce16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2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03])-3" office:value-type="float" office:value="200" calcext:value-type="float">
            <text:p>200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203]=[.B202];[.C202]+1;1)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04])-3" office:value-type="float" office:value="201" calcext:value-type="float">
            <text:p>201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204]=[.B203];[.C203]+1;1)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205])-3" office:value-type="float" office:value="202" calcext:value-type="float">
            <text:p>202</text:p>
          </table:table-cell>
          <table:table-cell table:style-name="ce12" office:value-type="string" calcext:value-type="string">
            <text:p>Ripresa.4 fartlek completo e gambe</text:p>
          </table:table-cell>
          <table:table-cell table:style-name="ce12" table:formula="of:=IF([.B205]=[.B204];[.C204]+1;1)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2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206])-3" office:value-type="float" office:value="203" calcext:value-type="float">
            <text:p>203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06]=[.B205];[.C205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06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Ripresa.5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Ripresa.5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07])-3" office:value-type="float" office:value="204" calcext:value-type="float">
            <text:p>204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07]=[.B206];[.C206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TA</text:p>
          </table:table-cell>
          <table:table-cell table:style-name="ce16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07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12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Ripresa.5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Ripresa.5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08])-3" office:value-type="float" office:value="205" calcext:value-type="float">
            <text:p>205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08]=[.B207];[.C207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CP</text:p>
          </table:table-cell>
          <table:table-cell table:style-name="ce16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08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2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Ripresa.5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Ripresa.5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09])-3" office:value-type="float" office:value="206" calcext:value-type="float">
            <text:p>206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09]=[.B208];[.C208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DA</text:p>
          </table:table-cell>
          <table:table-cell table:style-name="ce16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09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2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Ripresa.5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Ripresa.5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0])-3" office:value-type="float" office:value="207" calcext:value-type="float">
            <text:p>207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10]=[.B209];[.C209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FABS</text:p>
          </table:table-cell>
          <table:table-cell table:style-name="ce16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10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2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Ripresa.5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Ripresa.5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1])-3" office:value-type="float" office:value="208" calcext:value-type="float">
            <text:p>208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11]=[.B210];[.C210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CP</text:p>
          </table:table-cell>
          <table:table-cell table:style-name="ce16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11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2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Ripresa.5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Ripresa.5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2])-3" office:value-type="float" office:value="209" calcext:value-type="float">
            <text:p>209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12]=[.B211];[.C211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DA</text:p>
          </table:table-cell>
          <table:table-cell table:style-name="ce16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12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2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Ripresa.5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Ripresa.5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3])-3" office:value-type="float" office:value="210" calcext:value-type="float">
            <text:p>210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13]=[.B212];[.C212]+1;1)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2GUFA</text:p>
          </table:table-cell>
          <table:table-cell table:style-name="ce16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13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2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Ripresa.5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Ripresa.5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4])-3" office:value-type="float" office:value="211" calcext:value-type="float">
            <text:p>211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14]=[.B213];[.C213]+1;1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MICM</text:p>
          </table:table-cell>
          <table:table-cell table:style-name="ce16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14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2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5])-3" office:value-type="float" office:value="212" calcext:value-type="float">
            <text:p>212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15]=[.B214];[.C214]+1;1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15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Ripresa.5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Ripresa.5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6])-3" office:value-type="float" office:value="213" calcext:value-type="float">
            <text:p>213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16]=[.B215];[.C215]+1;1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MICM</text:p>
          </table:table-cell>
          <table:table-cell table:style-name="ce16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16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2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7])-3" office:value-type="float" office:value="214" calcext:value-type="float">
            <text:p>214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17]=[.B216];[.C216]+1;1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17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Ripresa.5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Ripresa.5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8])-3" office:value-type="float" office:value="215" calcext:value-type="float">
            <text:p>215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18]=[.B217];[.C217]+1;1)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SLRA</text:p>
          </table:table-cell>
          <table:table-cell table:style-name="ce16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218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2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Ripresa.5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Ripresa.5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19])-3" office:value-type="float" office:value="216" calcext:value-type="float">
            <text:p>216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19]=[.B218];[.C218]+1;1)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GAMI</text:p>
          </table:table-cell>
          <table:table-cell table:style-name="ce16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19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12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Ripresa.5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Ripresa.5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20])-3" office:value-type="float" office:value="217" calcext:value-type="float">
            <text:p>217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20]=[.B219];[.C219]+1;1)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DORA</text:p>
          </table:table-cell>
          <table:table-cell table:style-name="ce16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20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12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Ripresa.5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Ripresa.5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21])-3" office:value-type="float" office:value="218" calcext:value-type="float">
            <text:p>218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21]=[.B220];[.C220]+1;1)" office:value-type="float" office:value="16" calcext:value-type="float">
            <text:p>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221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Ripresa.5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Ripresa.5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22])-3" office:value-type="float" office:value="219" calcext:value-type="float">
            <text:p>219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22]=[.B221];[.C221]+1;1)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22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Ripresa.5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Ripresa.5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223])-3" office:value-type="float" office:value="220" calcext:value-type="float">
            <text:p>220</text:p>
          </table:table-cell>
          <table:table-cell table:style-name="ce12" office:value-type="string" calcext:value-type="string">
            <text:p>Ripresa.5 aerobico molte gambe</text:p>
          </table:table-cell>
          <table:table-cell table:style-name="ce12" table:formula="of:=IF([.B223]=[.B222];[.C222]+1;1)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23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12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Ripresa.5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Ripresa.5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224])-3" office:value-type="float" office:value="221" calcext:value-type="float">
            <text:p>221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24]=[.B223];[.C223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24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Ripresa.6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Ripresa.6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25])-3" office:value-type="float" office:value="222" calcext:value-type="float">
            <text:p>222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25]=[.B224];[.C224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SLPG</text:p>
          </table:table-cell>
          <table:table-cell table:style-name="ce16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25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12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Ripresa.6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Ripresa.6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26])-3" office:value-type="float" office:value="223" calcext:value-type="float">
            <text:p>223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26]=[.B225];[.C225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CP</text:p>
          </table:table-cell>
          <table:table-cell table:style-name="ce16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26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2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Ripresa.6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Ripresa.6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27])-3" office:value-type="float" office:value="224" calcext:value-type="float">
            <text:p>224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27]=[.B226];[.C226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SLDA</text:p>
          </table:table-cell>
          <table:table-cell table:style-name="ce16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27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2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Ripresa.6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Ripresa.6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28])-3" office:value-type="float" office:value="225" calcext:value-type="float">
            <text:p>225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28]=[.B227];[.C227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FABS</text:p>
          </table:table-cell>
          <table:table-cell table:style-name="ce16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28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2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Ripresa.6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Ripresa.6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29])-3" office:value-type="float" office:value="226" calcext:value-type="float">
            <text:p>226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29]=[.B228];[.C228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CP</text:p>
          </table:table-cell>
          <table:table-cell table:style-name="ce16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29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2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Ripresa.6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Ripresa.6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0])-3" office:value-type="float" office:value="227" calcext:value-type="float">
            <text:p>227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30]=[.B229];[.C229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FADA</text:p>
          </table:table-cell>
          <table:table-cell table:style-name="ce16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30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2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Ripresa.6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Ripresa.6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1])-3" office:value-type="float" office:value="228" calcext:value-type="float">
            <text:p>228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31]=[.B230];[.C230]+1;1)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2GUFA</text:p>
          </table:table-cell>
          <table:table-cell table:style-name="ce16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31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2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Ripresa.6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Ripresa.6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2])-3" office:value-type="float" office:value="229" calcext:value-type="float">
            <text:p>229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32]=[.B231];[.C231]+1;1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B1SLCM</text:p>
          </table:table-cell>
          <table:table-cell table:style-name="ce16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32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2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3])-3" office:value-type="float" office:value="230" calcext:value-type="float">
            <text:p>230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33]=[.B232];[.C232]+1;1)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B1SLCM</text:p>
          </table:table-cell>
          <table:table-cell table:style-name="ce16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33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2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4])-3" office:value-type="float" office:value="231" calcext:value-type="float">
            <text:p>231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34]=[.B233];[.C233]+1;1)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B1DOCM</text:p>
          </table:table-cell>
          <table:table-cell table:style-name="ce16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34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12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5])-3" office:value-type="float" office:value="232" calcext:value-type="float">
            <text:p>232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35]=[.B234];[.C234]+1;1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B1MICM</text:p>
          </table:table-cell>
          <table:table-cell table:style-name="ce16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10" calcext:value-type="float">
            <text:p>21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35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12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Ripresa.6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Ripresa.6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6])-3" office:value-type="float" office:value="233" calcext:value-type="float">
            <text:p>233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36]=[.B235];[.C235]+1;1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B1SLCM</text:p>
          </table:table-cell>
          <table:table-cell table:style-name="ce16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36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2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7])-3" office:value-type="float" office:value="234" calcext:value-type="float">
            <text:p>234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37]=[.B236];[.C236]+1;1)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B1DOCM</text:p>
          </table:table-cell>
          <table:table-cell table:style-name="ce16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37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12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8])-3" office:value-type="float" office:value="235" calcext:value-type="float">
            <text:p>235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38]=[.B237];[.C237]+1;1)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2GASL</text:p>
          </table:table-cell>
          <table:table-cell table:style-name="ce16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238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2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Ripresa.6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Ripresa.6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39])-3" office:value-type="float" office:value="236" calcext:value-type="float">
            <text:p>236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39]=[.B238];[.C238]+1;1)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SLRA</text:p>
          </table:table-cell>
          <table:table-cell table:style-name="ce16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239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2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Ripresa.6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Ripresa.6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40])-3" office:value-type="float" office:value="237" calcext:value-type="float">
            <text:p>237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40]=[.B239];[.C239]+1;1)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SFDO</text:p>
          </table:table-cell>
          <table:table-cell table:style-name="ce16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0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12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Ripresa.6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Ripresa.6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41])-3" office:value-type="float" office:value="238" calcext:value-type="float">
            <text:p>238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41]=[.B240];[.C240]+1;1)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FFRD</text:p>
          </table:table-cell>
          <table:table-cell table:style-name="ce16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1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12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Ripresa.6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Ripresa.6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42])-3" office:value-type="float" office:value="239" calcext:value-type="float">
            <text:p>239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42]=[.B241];[.C241]+1;1)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2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Ripresa.6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Ripresa.6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2" table:formula="of:=ROW([.A243])-3" office:value-type="float" office:value="240" calcext:value-type="float">
            <text:p>240</text:p>
          </table:table-cell>
          <table:table-cell table:style-name="ce12" office:value-type="string" calcext:value-type="string">
            <text:p>Ripresa.6 timida soglia con molte gambe</text:p>
          </table:table-cell>
          <table:table-cell table:style-name="ce12" table:formula="of:=IF([.B243]=[.B242];[.C242]+1;1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3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12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Ripresa.6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Ripresa.6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2" table:formula="of:=ROW([.A244])-3" office:value-type="float" office:value="241" calcext:value-type="float">
            <text:p>241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44]=[.B243];[.C243]+1;1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1PIAC</text:p>
          </table:table-cell>
          <table:table-cell table:style-name="ce16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2" office:value-type="string" calcext:value-type="string">
            <text:p>R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4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2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2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Ripresa.7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Ripresa.7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45])-3" office:value-type="float" office:value="242" calcext:value-type="float">
            <text:p>242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45]=[.B244];[.C244]+1;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DOPG</text:p>
          </table:table-cell>
          <table:table-cell table:style-name="ce16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5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2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Ripresa.7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Ripresa.7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46])-3" office:value-type="float" office:value="243" calcext:value-type="float">
            <text:p>243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46]=[.B245];[.C245]+1;1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DOCP</text:p>
          </table:table-cell>
          <table:table-cell table:style-name="ce16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6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2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Ripresa.7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Ripresa.7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47])-3" office:value-type="float" office:value="244" calcext:value-type="float">
            <text:p>244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47]=[.B246];[.C246]+1;1)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DODA</text:p>
          </table:table-cell>
          <table:table-cell table:style-name="ce16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7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2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Ripresa.7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Ripresa.7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48])-3" office:value-type="float" office:value="245" calcext:value-type="float">
            <text:p>245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48]=[.B247];[.C247]+1;1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ECRAMP</text:p>
          </table:table-cell>
          <table:table-cell table:style-name="ce16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8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12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Ripresa.7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Ripresa.7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49])-3" office:value-type="float" office:value="246" calcext:value-type="float">
            <text:p>246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49]=[.B248];[.C248]+1;1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RACP</text:p>
          </table:table-cell>
          <table:table-cell table:style-name="ce16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49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12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Ripresa.7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Ripresa.7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50])-3" office:value-type="float" office:value="247" calcext:value-type="float">
            <text:p>247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50]=[.B249];[.C249]+1;1)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CRADA</text:p>
          </table:table-cell>
          <table:table-cell table:style-name="ce16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12" office:value-type="string" calcext:value-type="string">
            <text:p>T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50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12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Ripresa.7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Ripresa.7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51])-3" office:value-type="float" office:value="248" calcext:value-type="float">
            <text:p>248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51]=[.B250];[.C250]+1;1)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2GUFA</text:p>
          </table:table-cell>
          <table:table-cell table:style-name="ce16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51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2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2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Ripresa.7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Ripresa.7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52])-3" office:value-type="float" office:value="249" calcext:value-type="float">
            <text:p>249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52]=[.B251];[.C251]+1;1)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OSLFA</text:p>
          </table:table-cell>
          <table:table-cell table:style-name="ce16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52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12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Ripresa.7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Ripresa.7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53])-3" office:value-type="float" office:value="250" calcext:value-type="float">
            <text:p>250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53]=[.B252];[.C252]+1;1)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1MIF1</text:p>
          </table:table-cell>
          <table:table-cell table:style-name="ce16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53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12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Ripresa.7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Ripresa.7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54])-3" office:value-type="float" office:value="251" calcext:value-type="float">
            <text:p>251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54]=[.B253];[.C253]+1;1)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1SLF1</text:p>
          </table:table-cell>
          <table:table-cell table:style-name="ce16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54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12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Ripresa.7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Ripresa.7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55])-3" office:value-type="float" office:value="252" calcext:value-type="float">
            <text:p>252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55]=[.B254];[.C254]+1;1)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1DOF1</text:p>
          </table:table-cell>
          <table:table-cell table:style-name="ce16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55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12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Ripresa.7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Ripresa.7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56])-3" office:value-type="float" office:value="253" calcext:value-type="float">
            <text:p>253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56]=[.B255];[.C255]+1;1)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1GSF1</text:p>
          </table:table-cell>
          <table:table-cell table:style-name="ce16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256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12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Ripresa.7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Ripresa.7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57])-3" office:value-type="float" office:value="254" calcext:value-type="float">
            <text:p>254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57]=[.B256];[.C256]+1;1)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FA</text:p>
          </table:table-cell>
          <table:table-cell table:style-name="ce16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57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12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Ripresa.7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Ripresa.7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58])-3" office:value-type="float" office:value="255" calcext:value-type="float">
            <text:p>255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58]=[.B257];[.C257]+1;1)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GADO</text:p>
          </table:table-cell>
          <table:table-cell table:style-name="ce16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58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2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Ripresa.7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Ripresa.7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59])-3" office:value-type="float" office:value="256" calcext:value-type="float">
            <text:p>256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59]=[.B258];[.C258]+1;1)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GSLRA</text:p>
          </table:table-cell>
          <table:table-cell table:style-name="ce16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string" calcext:value-type="string">
            <text:p>T</text:p>
          </table:table-cell>
          <table:table-cell table:style-name="ce12"/>
          <table:table-cell table:style-name="ce12" table:formula="of:=&quot;(select t.id from &quot;&amp;[.B$2]&amp;&quot; t where t.&quot;&amp;[.B$3]&amp;&quot; = '&quot;&amp;[.B259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2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2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2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Ripresa.7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Ripresa.7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60])-3" office:value-type="float" office:value="257" calcext:value-type="float">
            <text:p>257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60]=[.B259];[.C259]+1;1)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SLCM</text:p>
          </table:table-cell>
          <table:table-cell table:style-name="ce16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60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2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Ripresa.7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Ripresa.7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2" table:formula="of:=ROW([.A261])-3" office:value-type="float" office:value="258" calcext:value-type="float">
            <text:p>258</text:p>
          </table:table-cell>
          <table:table-cell office:value-type="string" calcext:value-type="string">
            <text:p>Ripresa.7 fartlek completo e gambe</text:p>
          </table:table-cell>
          <table:table-cell table:style-name="ce12" table:formula="of:=IF([.B261]=[.B260];[.C260]+1;1)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A2DOCM</text:p>
          </table:table-cell>
          <table:table-cell table:style-name="ce16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table:formula="of:=&quot;(select t.id from &quot;&amp;[.B$2]&amp;&quot; t where t.&quot;&amp;[.B$3]&amp;&quot; = '&quot;&amp;[.B261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12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2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2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2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2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2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2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Ripresa.7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258,18,1,50,0,10,1,2,0,0,(select t.id from user_trainings t where t.description = 'Ripresa.7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311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7"/>
        <table:table-column table:style-name="co21" table:default-cell-style-name="ce19"/>
        <table:table-column table:style-name="co22" table:default-cell-style-name="ce19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7">
          <table:table-cell table:style-name="ce7" office:value-type="string" calcext:value-type="string">
            <text:p>user_training_stories</text:p>
          </table:table-cell>
          <table:table-cell table:number-columns-repeated="13"/>
          <table:table-cell table:style-name="ce8" office:value-type="string" calcext:value-type="string">
            <text:p>SQL</text:p>
          </table:table-cell>
          <table:table-cell table:number-columns-repeated="998"/>
        </table:table-row>
        <table:table-row table:style-name="ro8">
          <table:table-cell/>
          <table:table-cell table:style-name="ce13" office:value-type="string" calcext:value-type="string">
            <text:p>user_trainings</text:p>
          </table:table-cell>
          <table:table-cell table:number-columns-repeated="6"/>
          <table:table-cell table:style-name="ce13" office:value-type="string" calcext:value-type="string">
            <text:p>swimming_pools</text:p>
          </table:table-cell>
          <table:table-cell table:style-name="ce13" office:value-type="string" calcext:value-type="string">
            <text:p>swimmer_level_types</text:p>
          </table:table-cell>
          <table:table-cell table:number-columns-repeated="4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4">
          <table:table-cell table:style-name="ce8" office:value-type="string" calcext:value-type="string">
            <text:p>id</text:p>
          </table:table-cell>
          <table:table-cell table:style-name="ce13" office:value-type="string" calcext:value-type="string">
            <text:p>description</text:p>
          </table:table-cell>
          <table:table-cell table:style-name="ce18" office:value-type="string" calcext:value-type="string">
            <text:p>swam_date</text:p>
          </table:table-cell>
          <table:table-cell table:style-name="ce20" office:value-type="string" calcext:value-type="string">
            <text:p>ore</text:p>
          </table:table-cell>
          <table:table-cell table:style-name="ce20" office:value-type="string" calcext:value-type="string">
            <text:p>minuti</text:p>
          </table:table-cell>
          <table:table-cell table:style-name="ce8" office:value-type="string" calcext:value-type="string">
            <text:p>total_training_time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user_id</text:p>
          </table:table-cell>
          <table:table-cell table:style-name="ce13" office:value-type="string" calcext:value-type="string">
            <text:p>nick_name</text:p>
          </table:table-cell>
          <table:table-cell table:style-name="ce13" office:value-type="string" calcext:value-type="string">
            <text:p>code</text:p>
          </table:table-cell>
          <table:table-cell table:style-name="ce8" office:value-type="string" calcext:value-type="string">
            <text:p>user_training_id</text:p>
          </table:table-cell>
          <table:table-cell table:style-name="ce8" office:value-type="string" calcext:value-type="string">
            <text:p>swimming_pool_id</text:p>
          </table:table-cell>
          <table:table-cell table:style-name="ce8" office:value-type="string" calcext:value-type="string">
            <text:p>swimmer_level_type_id</text:p>
          </table:table-cell>
          <table:table-cell table:style-name="ce8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8" table:number-columns-repeated="998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Ripresa.5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Ripresa.5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Ripresa.5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Ripresa.6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Ripresa.6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Ripresa.6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Ripresa.7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Ripresa.7 fartlek completo e gambe'),(select t.id from swimming_pools t where t.nick_name = 'reggiocomunale25'),(select t.id from swimmer_level_types t where t.code = 'MX'),0,CURDATE(),CURDATE());" calcext:value-type="string">
            <text:p>(14,'2014-09-10',6000,'Lungo e faticoso',2,(select t.id from user_trainings t where t.description = 'Ripresa.7 fartlek completo e gambe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47">
          <table:table-cell table:number-columns-repeated="1013"/>
        </table:table-row>
        <table:table-row table:style-name="ro4">
          <table:table-cell table:number-columns-repeated="5"/>
          <table:table-cell table:style-name="ce21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21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21" table:number-columns-repeated="2"/>
          <table:table-cell table:number-columns-repeated="1006"/>
        </table:table-row>
        <table:table-row table:style-name="ro4" table:number-rows-repeated="1048487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office:value-type="string">
            <text:p>A1PIAC</text:p>
          </table:table-cell>
          <table:table-cell office:value-type="string">
            <text:p>Sciolto a piacere</text:p>
          </table:table-cell>
        </table:table-row>
        <table:table-row>
          <table:table-cell/>
          <table:table-cell office:value-type="string">
            <text:p>A1SLCM</text:p>
          </table:table-cell>
          <table:table-cell office:value-type="string">
            <text:p>SL completo sciolto</text:p>
          </table:table-cell>
        </table:table-row>
        <table:table-row>
          <table:table-cell/>
          <table:table-cell office:value-type="string">
            <text:p>A1DOCM</text:p>
          </table:table-cell>
          <table:table-cell office:value-type="string">
            <text:p>DO completo sciolto</text:p>
          </table:table-cell>
        </table:table-row>
        <table:table-row>
          <table:table-cell/>
          <table:table-cell office:value-type="string">
            <text:p>A1SLDO</text:p>
          </table:table-cell>
          <table:table-cell office:value-type="string">
            <text:p>SL/DO sciolto</text:p>
          </table:table-cell>
        </table:table-row>
        <table:table-row>
          <table:table-cell/>
          <table:table-cell office:value-type="string">
            <text:p>A2SLCM</text:p>
          </table:table-cell>
          <table:table-cell office:value-type="string">
            <text:p>SL completo resistenza</text:p>
          </table:table-cell>
        </table:table-row>
        <table:table-row>
          <table:table-cell/>
          <table:table-cell office:value-type="string">
            <text:p>A2DOCM</text:p>
          </table:table-cell>
          <table:table-cell office:value-type="string">
            <text:p>DO completo resistenza</text:p>
          </table:table-cell>
        </table:table-row>
        <table:table-row>
          <table:table-cell/>
          <table:table-cell office:value-type="string">
            <text:p>A2FACM</text:p>
          </table:table-cell>
          <table:table-cell office:value-type="string">
            <text:p>FA completo resistenza</text:p>
          </table:table-cell>
        </table:table-row>
        <table:table-row>
          <table:table-cell/>
          <table:table-cell office:value-type="string">
            <text:p>A2RACM</text:p>
          </table:table-cell>
          <table:table-cell office:value-type="string">
            <text:p>RA completo resistenza</text:p>
          </table:table-cell>
        </table:table-row>
        <table:table-row>
          <table:table-cell/>
          <table:table-cell office:value-type="string">
            <text:p>A2MICM</text:p>
          </table:table-cell>
          <table:table-cell office:value-type="string">
            <text:p>MX completo resistenza</text:p>
          </table:table-cell>
        </table:table-row>
        <table:table-row>
          <table:table-cell/>
          <table:table-cell office:value-type="string">
            <text:p>A2MIIM</text:p>
          </table:table-cell>
          <table:table-cell office:value-type="string">
            <text:p>MX a rovescio resistenza</text:p>
          </table:table-cell>
        </table:table-row>
        <table:table-row>
          <table:table-cell/>
          <table:table-cell office:value-type="string">
            <text:p>ACSLPR</text:p>
          </table:table-cell>
          <table:table-cell office:value-type="string">
            <text:p>SL progressione interna</text:p>
          </table:table-cell>
        </table:table-row>
        <table:table-row>
          <table:table-cell/>
          <table:table-cell office:value-type="string">
            <text:p>ACDOPR</text:p>
          </table:table-cell>
          <table:table-cell office:value-type="string">
            <text:p>DO progressione interna</text:p>
          </table:table-cell>
        </table:table-row>
        <table:table-row>
          <table:table-cell/>
          <table:table-cell office:value-type="string">
            <text:p>ACFAPR</text:p>
          </table:table-cell>
          <table:table-cell office:value-type="string">
            <text:p>FA progressione interna</text:p>
          </table:table-cell>
        </table:table-row>
        <table:table-row>
          <table:table-cell/>
          <table:table-cell office:value-type="string">
            <text:p>ACRAPR</text:p>
          </table:table-cell>
          <table:table-cell office:value-type="string">
            <text:p>RA progressione interna</text:p>
          </table:table-cell>
        </table:table-row>
        <table:table-row>
          <table:table-cell/>
          <table:table-cell office:value-type="string">
            <text:p>ACMIPR</text:p>
          </table:table-cell>
          <table:table-cell office:value-type="string">
            <text:p>MX progressione interna</text:p>
          </table:table-cell>
        </table:table-row>
        <table:table-row>
          <table:table-cell/>
          <table:table-cell office:value-type="string">
            <text:p>ACSLCP</text:p>
          </table:table-cell>
          <table:table-cell office:value-type="string">
            <text:p>SL completo/progressione</text:p>
          </table:table-cell>
        </table:table-row>
        <table:table-row>
          <table:table-cell/>
          <table:table-cell office:value-type="string">
            <text:p>ACDOCP</text:p>
          </table:table-cell>
          <table:table-cell office:value-type="string">
            <text:p>DO completo/progressione</text:p>
          </table:table-cell>
        </table:table-row>
        <table:table-row>
          <table:table-cell/>
          <table:table-cell office:value-type="string">
            <text:p>ACFACP</text:p>
          </table:table-cell>
          <table:table-cell office:value-type="string">
            <text:p>FA completo/progressione</text:p>
          </table:table-cell>
        </table:table-row>
        <table:table-row>
          <table:table-cell/>
          <table:table-cell office:value-type="string">
            <text:p>ACRACP</text:p>
          </table:table-cell>
          <table:table-cell office:value-type="string">
            <text:p>RA completo/progressione</text:p>
          </table:table-cell>
        </table:table-row>
        <table:table-row>
          <table:table-cell/>
          <table:table-cell office:value-type="string">
            <text:p>ACSLDA</text:p>
          </table:table-cell>
          <table:table-cell office:value-type="string">
            <text:p>SL decelerazione/accelerazione</text:p>
          </table:table-cell>
        </table:table-row>
        <table:table-row>
          <table:table-cell/>
          <table:table-cell office:value-type="string">
            <text:p>ACDODA</text:p>
          </table:table-cell>
          <table:table-cell office:value-type="string">
            <text:p>DO decelerazione/accelerazione</text:p>
          </table:table-cell>
        </table:table-row>
        <table:table-row>
          <table:table-cell/>
          <table:table-cell office:value-type="string">
            <text:p>ACFADA</text:p>
          </table:table-cell>
          <table:table-cell office:value-type="string">
            <text:p>FA decelerazione/accelerazione</text:p>
          </table:table-cell>
        </table:table-row>
        <table:table-row>
          <table:table-cell/>
          <table:table-cell office:value-type="string">
            <text:p>ACRADA</text:p>
          </table:table-cell>
          <table:table-cell office:value-type="string">
            <text:p>RA decelerazione/accelerazione</text:p>
          </table:table-cell>
        </table:table-row>
        <table:table-row>
          <table:table-cell/>
          <table:table-cell office:value-type="string">
            <text:p>B1SLCM</text:p>
          </table:table-cell>
          <table:table-cell office:value-type="string">
            <text:p>SL soglia</text:p>
          </table:table-cell>
        </table:table-row>
        <table:table-row>
          <table:table-cell/>
          <table:table-cell office:value-type="string">
            <text:p>B1DOCM</text:p>
          </table:table-cell>
          <table:table-cell office:value-type="string">
            <text:p>DO soglia</text:p>
          </table:table-cell>
        </table:table-row>
        <table:table-row>
          <table:table-cell/>
          <table:table-cell office:value-type="string">
            <text:p>B1MICM</text:p>
          </table:table-cell>
          <table:table-cell office:value-type="string">
            <text:p>MI soglia</text:p>
          </table:table-cell>
        </table:table-row>
        <table:table-row>
          <table:table-cell/>
          <table:table-cell office:value-type="string">
            <text:p>B2SLCM</text:p>
          </table:table-cell>
          <table:table-cell office:value-type="string">
            <text:p>SL VO2Max</text:p>
          </table:table-cell>
        </table:table-row>
        <table:table-row>
          <table:table-cell/>
          <table:table-cell office:value-type="string">
            <text:p>B2DOCM</text:p>
          </table:table-cell>
          <table:table-cell office:value-type="string">
            <text:p>DO VO2Max</text:p>
          </table:table-cell>
        </table:table-row>
        <table:table-row>
          <table:table-cell/>
          <table:table-cell office:value-type="string">
            <text:p>B2MICM</text:p>
          </table:table-cell>
          <table:table-cell office:value-type="string">
            <text:p>MI VO2Max</text:p>
          </table:table-cell>
        </table:table-row>
        <table:table-row>
          <table:table-cell/>
          <table:table-cell office:value-type="string">
            <text:p>C1SLCM</text:p>
          </table:table-cell>
          <table:table-cell office:value-type="string">
            <text:p>SL forte</text:p>
          </table:table-cell>
        </table:table-row>
        <table:table-row>
          <table:table-cell/>
          <table:table-cell office:value-type="string">
            <text:p>C1DOCM</text:p>
          </table:table-cell>
          <table:table-cell office:value-type="string">
            <text:p>DO forte</text:p>
          </table:table-cell>
        </table:table-row>
        <table:table-row>
          <table:table-cell/>
          <table:table-cell office:value-type="string">
            <text:p>C1FACM</text:p>
          </table:table-cell>
          <table:table-cell office:value-type="string">
            <text:p>FA forte</text:p>
          </table:table-cell>
        </table:table-row>
        <table:table-row>
          <table:table-cell/>
          <table:table-cell office:value-type="string">
            <text:p>C1RACM</text:p>
          </table:table-cell>
          <table:table-cell office:value-type="string">
            <text:p>RA forte</text:p>
          </table:table-cell>
        </table:table-row>
        <table:table-row>
          <table:table-cell/>
          <table:table-cell office:value-type="string">
            <text:p>C1MICM</text:p>
          </table:table-cell>
          <table:table-cell office:value-type="string">
            <text:p>MX forte</text:p>
          </table:table-cell>
        </table:table-row>
        <table:table-row>
          <table:table-cell/>
          <table:table-cell office:value-type="string">
            <text:p>C1SLCT</text:p>
          </table:table-cell>
          <table:table-cell office:value-type="string">
            <text:p>SL forte con partenza</text:p>
          </table:table-cell>
        </table:table-row>
        <table:table-row>
          <table:table-cell/>
          <table:table-cell office:value-type="string">
            <text:p>C1DOCT</text:p>
          </table:table-cell>
          <table:table-cell office:value-type="string">
            <text:p>DO forte con partenza</text:p>
          </table:table-cell>
        </table:table-row>
        <table:table-row>
          <table:table-cell/>
          <table:table-cell office:value-type="string">
            <text:p>C1FACT</text:p>
          </table:table-cell>
          <table:table-cell office:value-type="string">
            <text:p>FA forte con partenza</text:p>
          </table:table-cell>
        </table:table-row>
        <table:table-row>
          <table:table-cell/>
          <table:table-cell office:value-type="string">
            <text:p>C1RACT</text:p>
          </table:table-cell>
          <table:table-cell office:value-type="string">
            <text:p>RA forte con partenza</text:p>
          </table:table-cell>
        </table:table-row>
        <table:table-row>
          <table:table-cell/>
          <table:table-cell office:value-type="string">
            <text:p>C1MICT</text:p>
          </table:table-cell>
          <table:table-cell office:value-type="string">
            <text:p>MX forte con partenza</text:p>
          </table:table-cell>
        </table:table-row>
        <table:table-row>
          <table:table-cell/>
          <table:table-cell office:value-type="string">
            <text:p>A2GAGE</text:p>
          </table:table-cell>
          <table:table-cell office:value-type="string">
            <text:p>Gambe a piacere</text:p>
          </table:table-cell>
        </table:table-row>
        <table:table-row>
          <table:table-cell/>
          <table:table-cell office:value-type="string">
            <text:p>A1GASL</text:p>
          </table:table-cell>
          <table:table-cell office:value-type="string">
            <text:p>Gambe SL sciolto</text:p>
          </table:table-cell>
        </table:table-row>
        <table:table-row>
          <table:table-cell/>
          <table:table-cell office:value-type="string">
            <text:p>A1GADO</text:p>
          </table:table-cell>
          <table:table-cell office:value-type="string">
            <text:p>Gambe DO sciolto</text:p>
          </table:table-cell>
        </table:table-row>
        <table:table-row>
          <table:table-cell/>
          <table:table-cell office:value-type="string">
            <text:p>A1GAFA</text:p>
          </table:table-cell>
          <table:table-cell office:value-type="string">
            <text:p>Gambe FA sciolto</text:p>
          </table:table-cell>
        </table:table-row>
        <table:table-row>
          <table:table-cell/>
          <table:table-cell office:value-type="string">
            <text:p>A1GARA</text:p>
          </table:table-cell>
          <table:table-cell office:value-type="string">
            <text:p>Gambe RA sciolto</text:p>
          </table:table-cell>
        </table:table-row>
        <table:table-row>
          <table:table-cell/>
          <table:table-cell office:value-type="string">
            <text:p>A2GASL</text:p>
          </table:table-cell>
          <table:table-cell office:value-type="string">
            <text:p>Gambe SL braccia su</text:p>
          </table:table-cell>
        </table:table-row>
        <table:table-row>
          <table:table-cell/>
          <table:table-cell office:value-type="string">
            <text:p>A2GADO</text:p>
          </table:table-cell>
          <table:table-cell office:value-type="string">
            <text:p>Gambe DO braccia su</text:p>
          </table:table-cell>
        </table:table-row>
        <table:table-row>
          <table:table-cell/>
          <table:table-cell office:value-type="string">
            <text:p>A2GAFA</text:p>
          </table:table-cell>
          <table:table-cell office:value-type="string">
            <text:p>Gambe FA braccia su</text:p>
          </table:table-cell>
        </table:table-row>
        <table:table-row>
          <table:table-cell/>
          <table:table-cell office:value-type="string">
            <text:p>A2GARA</text:p>
          </table:table-cell>
          <table:table-cell office:value-type="string">
            <text:p>Gambe RA braccia su</text:p>
          </table:table-cell>
        </table:table-row>
        <table:table-row>
          <table:table-cell/>
          <table:table-cell office:value-type="string">
            <text:p>A2GAMI</text:p>
          </table:table-cell>
          <table:table-cell office:value-type="string">
            <text:p>Gambe MI braccia su</text:p>
          </table:table-cell>
        </table:table-row>
        <table:table-row>
          <table:table-cell/>
          <table:table-cell office:value-type="string">
            <text:p>A2GGSL</text:p>
          </table:table-cell>
          <table:table-cell office:value-type="string">
            <text:p>Gambe SL braccia giù</text:p>
          </table:table-cell>
        </table:table-row>
        <table:table-row>
          <table:table-cell/>
          <table:table-cell office:value-type="string">
            <text:p>A2GGDO</text:p>
          </table:table-cell>
          <table:table-cell office:value-type="string">
            <text:p>Gambe DO braccia giù</text:p>
          </table:table-cell>
        </table:table-row>
        <table:table-row>
          <table:table-cell/>
          <table:table-cell office:value-type="string">
            <text:p>A2GGFA</text:p>
          </table:table-cell>
          <table:table-cell office:value-type="string">
            <text:p>Gambe FA braccia giù</text:p>
          </table:table-cell>
        </table:table-row>
        <table:table-row>
          <table:table-cell/>
          <table:table-cell office:value-type="string">
            <text:p>A2GGRA</text:p>
          </table:table-cell>
          <table:table-cell office:value-type="string">
            <text:p>Gambe RA braccia giù</text:p>
          </table:table-cell>
        </table:table-row>
        <table:table-row>
          <table:table-cell/>
          <table:table-cell office:value-type="string">
            <text:p>A2GGMI</text:p>
          </table:table-cell>
          <table:table-cell office:value-type="string">
            <text:p>Gambe MI braccia giù</text:p>
          </table:table-cell>
        </table:table-row>
        <table:table-row>
          <table:table-cell/>
          <table:table-cell office:value-type="string">
            <text:p>A2GUSL</text:p>
          </table:table-cell>
          <table:table-cell office:value-type="string">
            <text:p>Gambe SL subacquea</text:p>
          </table:table-cell>
        </table:table-row>
        <table:table-row>
          <table:table-cell/>
          <table:table-cell office:value-type="string">
            <text:p>A2GUDO</text:p>
          </table:table-cell>
          <table:table-cell office:value-type="string">
            <text:p>Gambe DO subacquea</text:p>
          </table:table-cell>
        </table:table-row>
        <table:table-row>
          <table:table-cell/>
          <table:table-cell office:value-type="string">
            <text:p>A2GUFA</text:p>
          </table:table-cell>
          <table:table-cell office:value-type="string">
            <text:p>Gambe FA subacquea</text:p>
          </table:table-cell>
        </table:table-row>
        <table:table-row>
          <table:table-cell/>
          <table:table-cell office:value-type="string">
            <text:p>A2GURA</text:p>
          </table:table-cell>
          <table:table-cell office:value-type="string">
            <text:p>Gambe RA subacquea</text:p>
          </table:table-cell>
        </table:table-row>
        <table:table-row>
          <table:table-cell/>
          <table:table-cell office:value-type="string">
            <text:p>A2GFSL</text:p>
          </table:table-cell>
          <table:table-cell office:value-type="string">
            <text:p>Gambe SL sul fianco</text:p>
          </table:table-cell>
        </table:table-row>
        <table:table-row>
          <table:table-cell/>
          <table:table-cell office:value-type="string">
            <text:p>A2GFFA</text:p>
          </table:table-cell>
          <table:table-cell office:value-type="string">
            <text:p>Gambe FA sul fianco</text:p>
          </table:table-cell>
        </table:table-row>
        <table:table-row>
          <table:table-cell/>
          <table:table-cell office:value-type="string">
            <text:p>A2GDFA</text:p>
          </table:table-cell>
          <table:table-cell office:value-type="string">
            <text:p>Gambe FA sul dorso</text:p>
          </table:table-cell>
        </table:table-row>
        <table:table-row>
          <table:table-cell/>
          <table:table-cell office:value-type="string">
            <text:p>A2GDRA</text:p>
          </table:table-cell>
          <table:table-cell office:value-type="string">
            <text:p>Gambe RA sul dorso</text:p>
          </table:table-cell>
        </table:table-row>
        <table:table-row>
          <table:table-cell/>
          <table:table-cell office:value-type="string">
            <text:p>B1GASL</text:p>
          </table:table-cell>
          <table:table-cell office:value-type="string">
            <text:p>Gambe SL soglia</text:p>
          </table:table-cell>
        </table:table-row>
        <table:table-row>
          <table:table-cell/>
          <table:table-cell office:value-type="string">
            <text:p>B1GADO</text:p>
          </table:table-cell>
          <table:table-cell office:value-type="string">
            <text:p>Gambe DO soglia</text:p>
          </table:table-cell>
        </table:table-row>
        <table:table-row>
          <table:table-cell/>
          <table:table-cell office:value-type="string">
            <text:p>B1GAFA</text:p>
          </table:table-cell>
          <table:table-cell office:value-type="string">
            <text:p>Gambe FA soglia</text:p>
          </table:table-cell>
        </table:table-row>
        <table:table-row>
          <table:table-cell/>
          <table:table-cell office:value-type="string">
            <text:p>B1GARA</text:p>
          </table:table-cell>
          <table:table-cell office:value-type="string">
            <text:p>Gambe RA soglia</text:p>
          </table:table-cell>
        </table:table-row>
        <table:table-row>
          <table:table-cell/>
          <table:table-cell office:value-type="string">
            <text:p>B2GASL</text:p>
          </table:table-cell>
          <table:table-cell office:value-type="string">
            <text:p>Gambe SL VO2Max</text:p>
          </table:table-cell>
        </table:table-row>
        <table:table-row>
          <table:table-cell/>
          <table:table-cell office:value-type="string">
            <text:p>B2GADO</text:p>
          </table:table-cell>
          <table:table-cell office:value-type="string">
            <text:p>Gambe DO VO2Max</text:p>
          </table:table-cell>
        </table:table-row>
        <table:table-row>
          <table:table-cell/>
          <table:table-cell office:value-type="string">
            <text:p>B2GAFA</text:p>
          </table:table-cell>
          <table:table-cell office:value-type="string">
            <text:p>Gambe FA VO2Max</text:p>
          </table:table-cell>
        </table:table-row>
        <table:table-row>
          <table:table-cell/>
          <table:table-cell office:value-type="string">
            <text:p>B2GARA</text:p>
          </table:table-cell>
          <table:table-cell office:value-type="string">
            <text:p>Gambe RA VO2Max</text:p>
          </table:table-cell>
        </table:table-row>
        <table:table-row>
          <table:table-cell/>
          <table:table-cell office:value-type="string">
            <text:p>C1GASL</text:p>
          </table:table-cell>
          <table:table-cell office:value-type="string">
            <text:p>Gambe SL forte</text:p>
          </table:table-cell>
        </table:table-row>
        <table:table-row>
          <table:table-cell/>
          <table:table-cell office:value-type="string">
            <text:p>C1GADO</text:p>
          </table:table-cell>
          <table:table-cell office:value-type="string">
            <text:p>Gambe DO forte</text:p>
          </table:table-cell>
        </table:table-row>
        <table:table-row>
          <table:table-cell/>
          <table:table-cell office:value-type="string">
            <text:p>C1GAFA</text:p>
          </table:table-cell>
          <table:table-cell office:value-type="string">
            <text:p>Gambe FA forte</text:p>
          </table:table-cell>
        </table:table-row>
        <table:table-row>
          <table:table-cell/>
          <table:table-cell office:value-type="string">
            <text:p>C1GARA</text:p>
          </table:table-cell>
          <table:table-cell office:value-type="string">
            <text:p>Gambe RA forte</text:p>
          </table:table-cell>
        </table:table-row>
        <table:table-row>
          <table:table-cell/>
          <table:table-cell office:value-type="string">
            <text:p>CGSLRA</text:p>
          </table:table-cell>
          <table:table-cell office:value-type="string">
            <text:p>Gambe SL/RA</text:p>
          </table:table-cell>
        </table:table-row>
        <table:table-row>
          <table:table-cell/>
          <table:table-cell office:value-type="string">
            <text:p>CGDORA</text:p>
          </table:table-cell>
          <table:table-cell office:value-type="string">
            <text:p>Gambe DO/RA sul dorso</text:p>
          </table:table-cell>
        </table:table-row>
        <table:table-row>
          <table:table-cell/>
          <table:table-cell office:value-type="string">
            <text:p>CGSFDO</text:p>
          </table:table-cell>
          <table:table-cell office:value-type="string">
            <text:p>Gambe SL sul fianco/DO</text:p>
          </table:table-cell>
        </table:table-row>
        <table:table-row>
          <table:table-cell/>
          <table:table-cell office:value-type="string">
            <text:p>CGFFRD</text:p>
          </table:table-cell>
          <table:table-cell office:value-type="string">
            <text:p>Gambe FA sul fianco/RA sul dorso</text:p>
          </table:table-cell>
        </table:table-row>
        <table:table-row>
          <table:table-cell/>
          <table:table-cell office:value-type="string">
            <text:p>CGSLR3</text:p>
          </table:table-cell>
          <table:table-cell office:value-type="string">
            <text:p>Gambe SL forte/RA sciolto</text:p>
          </table:table-cell>
        </table:table-row>
        <table:table-row>
          <table:table-cell/>
          <table:table-cell office:value-type="string">
            <text:p>C1GSFP</text:p>
          </table:table-cell>
          <table:table-cell office:value-type="string">
            <text:p>Gambe SL forte/sciolto</text:p>
          </table:table-cell>
        </table:table-row>
        <table:table-row>
          <table:table-cell/>
          <table:table-cell office:value-type="string">
            <text:p>C1GSPF</text:p>
          </table:table-cell>
          <table:table-cell office:value-type="string">
            <text:p>Gambe SL sciolto/forte</text:p>
          </table:table-cell>
        </table:table-row>
        <table:table-row>
          <table:table-cell/>
          <table:table-cell office:value-type="string">
            <text:p>C3SFPR</text:p>
          </table:table-cell>
          <table:table-cell office:value-type="string">
            <text:p>Gambe SL 15 forte/sciolto/25 RA sciolto</text:p>
          </table:table-cell>
        </table:table-row>
        <table:table-row>
          <table:table-cell/>
          <table:table-cell office:value-type="string">
            <text:p>C1GSFL</text:p>
          </table:table-cell>
          <table:table-cell office:value-type="string">
            <text:p>Gambe SL fartlek 25</text:p>
          </table:table-cell>
        </table:table-row>
        <table:table-row>
          <table:table-cell/>
          <table:table-cell office:value-type="string">
            <text:p>C1GSF1</text:p>
          </table:table-cell>
          <table:table-cell office:value-type="string">
            <text:p>Gambe SL fartlek 25 a scalare</text:p>
          </table:table-cell>
        </table:table-row>
        <table:table-row>
          <table:table-cell/>
          <table:table-cell office:value-type="string">
            <text:p>ECSLST</text:p>
          </table:table-cell>
          <table:table-cell office:value-type="string">
            <text:p>Esercizi SL strisciato</text:p>
          </table:table-cell>
        </table:table-row>
        <table:table-row>
          <table:table-cell/>
          <table:table-cell office:value-type="string">
            <text:p>ECSLPG</text:p>
          </table:table-cell>
          <table:table-cell office:value-type="string">
            <text:p>Esercizi SL pugni chiusi</text:p>
          </table:table-cell>
        </table:table-row>
        <table:table-row>
          <table:table-cell/>
          <table:table-cell office:value-type="string">
            <text:p>ECSLAA</text:p>
          </table:table-cell>
          <table:table-cell office:value-type="string">
            <text:p>Esercizi SL alternato alto</text:p>
          </table:table-cell>
        </table:table-row>
        <table:table-row>
          <table:table-cell/>
          <table:table-cell office:value-type="string">
            <text:p>ECSLBG</text:p>
          </table:table-cell>
          <table:table-cell office:value-type="string">
            <text:p>Esercizi SL 1 braccio giù</text:p>
          </table:table-cell>
        </table:table-row>
        <table:table-row>
          <table:table-cell/>
          <table:table-cell office:value-type="string">
            <text:p>ECSLGG</text:p>
          </table:table-cell>
          <table:table-cell office:value-type="string">
            <text:p>Esercizi SL 1 braccio giù resp giù</text:p>
          </table:table-cell>
        </table:table-row>
        <table:table-row>
          <table:table-cell/>
          <table:table-cell office:value-type="string">
            <text:p>ECSLBS</text:p>
          </table:table-cell>
          <table:table-cell office:value-type="string">
            <text:p>Esercizi SL 1 braccio su</text:p>
          </table:table-cell>
        </table:table-row>
        <table:table-row>
          <table:table-cell/>
          <table:table-cell office:value-type="string">
            <text:p>ECSLTA</text:p>
          </table:table-cell>
          <table:table-cell office:value-type="string">
            <text:p>Esercizi SL testa alta</text:p>
          </table:table-cell>
        </table:table-row>
        <table:table-row>
          <table:table-cell/>
          <table:table-cell office:value-type="string">
            <text:p>ECSLSO</text:p>
          </table:table-cell>
          <table:table-cell office:value-type="string">
            <text:p>Esercizi SL sovrapposto/opposto</text:p>
          </table:table-cell>
        </table:table-row>
        <table:table-row>
          <table:table-cell/>
          <table:table-cell office:value-type="string">
            <text:p>ECSLLS</text:p>
          </table:table-cell>
          <table:table-cell office:value-type="string">
            <text:p>Esercizi SL largo/stretto</text:p>
          </table:table-cell>
        </table:table-row>
        <table:table-row>
          <table:table-cell/>
          <table:table-cell office:value-type="string">
            <text:p>ECSLBT</text:p>
          </table:table-cell>
          <table:table-cell office:value-type="string">
            <text:p>Esercizi SL braccia tese</text:p>
          </table:table-cell>
        </table:table-row>
        <table:table-row>
          <table:table-cell/>
          <table:table-cell office:value-type="string">
            <text:p>ECSLB3</text:p>
          </table:table-cell>
          <table:table-cell office:value-type="string">
            <text:p>Esercizi SL 3DX 3SX</text:p>
          </table:table-cell>
        </table:table-row>
        <table:table-row>
          <table:table-cell/>
          <table:table-cell office:value-type="string">
            <text:p>ECSLCN</text:p>
          </table:table-cell>
          <table:table-cell office:value-type="string">
            <text:p>Esercizi SL al contrario</text:p>
          </table:table-cell>
        </table:table-row>
        <table:table-row>
          <table:table-cell/>
          <table:table-cell office:value-type="string">
            <text:p>ECSLEG</text:p>
          </table:table-cell>
          <table:table-cell office:value-type="string">
            <text:p>Esercizi SL egiziano</text:p>
          </table:table-cell>
        </table:table-row>
        <table:table-row>
          <table:table-cell/>
          <table:table-cell office:value-type="string">
            <text:p>ECSLGF</text:p>
          </table:table-cell>
          <table:table-cell office:value-type="string">
            <text:p>Esercizi SL gambe ferme</text:p>
          </table:table-cell>
        </table:table-row>
        <table:table-row>
          <table:table-cell/>
          <table:table-cell office:value-type="string">
            <text:p>ECSLTO</text:p>
          </table:table-cell>
          <table:table-cell office:value-type="string">
            <text:p>Esercizi SL toccando lato opposto</text:p>
          </table:table-cell>
        </table:table-row>
        <table:table-row>
          <table:table-cell/>
          <table:table-cell office:value-type="string">
            <text:p>ECSL3P</text:p>
          </table:table-cell>
          <table:table-cell office:value-type="string">
            <text:p>Esercizi SL toccando in 3 punti</text:p>
          </table:table-cell>
        </table:table-row>
        <table:table-row>
          <table:table-cell/>
          <table:table-cell office:value-type="string">
            <text:p>ESSLST</text:p>
          </table:table-cell>
          <table:table-cell office:value-type="string">
            <text:p>SL strisciato</text:p>
          </table:table-cell>
        </table:table-row>
        <table:table-row>
          <table:table-cell/>
          <table:table-cell office:value-type="string">
            <text:p>ESSLPG</text:p>
          </table:table-cell>
          <table:table-cell office:value-type="string">
            <text:p>SL pugni chiusi</text:p>
          </table:table-cell>
        </table:table-row>
        <table:table-row>
          <table:table-cell/>
          <table:table-cell office:value-type="string">
            <text:p>ESSLAA</text:p>
          </table:table-cell>
          <table:table-cell office:value-type="string">
            <text:p>SL alternato alto</text:p>
          </table:table-cell>
        </table:table-row>
        <table:table-row>
          <table:table-cell/>
          <table:table-cell office:value-type="string">
            <text:p>ESSLBG</text:p>
          </table:table-cell>
          <table:table-cell office:value-type="string">
            <text:p>SL 1 braccio giù</text:p>
          </table:table-cell>
        </table:table-row>
        <table:table-row>
          <table:table-cell/>
          <table:table-cell office:value-type="string">
            <text:p>ESSLGG</text:p>
          </table:table-cell>
          <table:table-cell office:value-type="string">
            <text:p>SL 1 braccio giù resp giù</text:p>
          </table:table-cell>
        </table:table-row>
        <table:table-row>
          <table:table-cell/>
          <table:table-cell office:value-type="string">
            <text:p>ESSLBS</text:p>
          </table:table-cell>
          <table:table-cell office:value-type="string">
            <text:p>SL 1 braccio su</text:p>
          </table:table-cell>
        </table:table-row>
        <table:table-row>
          <table:table-cell/>
          <table:table-cell office:value-type="string">
            <text:p>ESSLTA</text:p>
          </table:table-cell>
          <table:table-cell office:value-type="string">
            <text:p>SL testa alta</text:p>
          </table:table-cell>
        </table:table-row>
        <table:table-row>
          <table:table-cell/>
          <table:table-cell office:value-type="string">
            <text:p>ESSLSV</text:p>
          </table:table-cell>
          <table:table-cell office:value-type="string">
            <text:p>SL sovrapposto</text:p>
          </table:table-cell>
        </table:table-row>
        <table:table-row>
          <table:table-cell/>
          <table:table-cell office:value-type="string">
            <text:p>ESSLOP</text:p>
          </table:table-cell>
          <table:table-cell office:value-type="string">
            <text:p>SL opposto</text:p>
          </table:table-cell>
        </table:table-row>
        <table:table-row>
          <table:table-cell/>
          <table:table-cell office:value-type="string">
            <text:p>ESSLLA</text:p>
          </table:table-cell>
          <table:table-cell office:value-type="string">
            <text:p>SL largo</text:p>
          </table:table-cell>
        </table:table-row>
        <table:table-row>
          <table:table-cell/>
          <table:table-cell office:value-type="string">
            <text:p>ESSLSR</text:p>
          </table:table-cell>
          <table:table-cell office:value-type="string">
            <text:p>SL stretto</text:p>
          </table:table-cell>
        </table:table-row>
        <table:table-row>
          <table:table-cell/>
          <table:table-cell office:value-type="string">
            <text:p>ESSLBT</text:p>
          </table:table-cell>
          <table:table-cell office:value-type="string">
            <text:p>SL braccia tese</text:p>
          </table:table-cell>
        </table:table-row>
        <table:table-row>
          <table:table-cell/>
          <table:table-cell office:value-type="string">
            <text:p>ESSLB3</text:p>
          </table:table-cell>
          <table:table-cell office:value-type="string">
            <text:p>SL 3DX 3SX</text:p>
          </table:table-cell>
        </table:table-row>
        <table:table-row>
          <table:table-cell/>
          <table:table-cell office:value-type="string">
            <text:p>ESSLCN</text:p>
          </table:table-cell>
          <table:table-cell office:value-type="string">
            <text:p>SL al contrario</text:p>
          </table:table-cell>
        </table:table-row>
        <table:table-row>
          <table:table-cell/>
          <table:table-cell office:value-type="string">
            <text:p>ESSLEG</text:p>
          </table:table-cell>
          <table:table-cell office:value-type="string">
            <text:p>SL egiziano</text:p>
          </table:table-cell>
        </table:table-row>
        <table:table-row>
          <table:table-cell/>
          <table:table-cell office:value-type="string">
            <text:p>ESSLGF</text:p>
          </table:table-cell>
          <table:table-cell office:value-type="string">
            <text:p>SL gambe ferme</text:p>
          </table:table-cell>
        </table:table-row>
        <table:table-row>
          <table:table-cell/>
          <table:table-cell office:value-type="string">
            <text:p>ESSLTO</text:p>
          </table:table-cell>
          <table:table-cell office:value-type="string">
            <text:p>SL toccando lato opposto</text:p>
          </table:table-cell>
        </table:table-row>
        <table:table-row>
          <table:table-cell/>
          <table:table-cell office:value-type="string">
            <text:p>ESSL3P</text:p>
          </table:table-cell>
          <table:table-cell office:value-type="string">
            <text:p>SL toccando in 3 punti</text:p>
          </table:table-cell>
        </table:table-row>
        <table:table-row>
          <table:table-cell/>
          <table:table-cell office:value-type="string">
            <text:p>ESSLPR</text:p>
          </table:table-cell>
          <table:table-cell office:value-type="string">
            <text:p>SL pausa max rollio</text:p>
          </table:table-cell>
        </table:table-row>
        <table:table-row>
          <table:table-cell/>
          <table:table-cell office:value-type="string">
            <text:p>ESSLBA</text:p>
          </table:table-cell>
          <table:table-cell office:value-type="string">
            <text:p>SL bastone</text:p>
          </table:table-cell>
        </table:table-row>
        <table:table-row>
          <table:table-cell/>
          <table:table-cell office:value-type="string">
            <text:p>ESSLBV</text:p>
          </table:table-cell>
          <table:table-cell office:value-type="string">
            <text:p>SL braccia veloci gambe lente</text:p>
          </table:table-cell>
        </table:table-row>
        <table:table-row>
          <table:table-cell/>
          <table:table-cell office:value-type="string">
            <text:p>ESSLGV</text:p>
          </table:table-cell>
          <table:table-cell office:value-type="string">
            <text:p>SL braccia lente gambe veloci</text:p>
          </table:table-cell>
        </table:table-row>
        <table:table-row>
          <table:table-cell/>
          <table:table-cell office:value-type="string">
            <text:p>C1SLC6</text:p>
          </table:table-cell>
          <table:table-cell office:value-type="string">
            <text:p>SL capriola ogni 6 bracciate</text:p>
          </table:table-cell>
        </table:table-row>
        <table:table-row>
          <table:table-cell/>
          <table:table-cell office:value-type="string">
            <text:p>C1SLGF</text:p>
          </table:table-cell>
          <table:table-cell office:value-type="string">
            <text:p>SL gambe delfino</text:p>
          </table:table-cell>
        </table:table-row>
        <table:table-row>
          <table:table-cell/>
          <table:table-cell office:value-type="string">
            <text:p>C1SLGR</text:p>
          </table:table-cell>
          <table:table-cell office:value-type="string">
            <text:p>SL gambe rana</text:p>
          </table:table-cell>
        </table:table-row>
        <table:table-row>
          <table:table-cell/>
          <table:table-cell office:value-type="string">
            <text:p>C1SLCA</text:p>
          </table:table-cell>
          <table:table-cell office:value-type="string">
            <text:p>SL cagnolino</text:p>
          </table:table-cell>
        </table:table-row>
        <table:table-row>
          <table:table-cell/>
          <table:table-cell office:value-type="string">
            <text:p>A2SLR1</text:p>
          </table:table-cell>
          <table:table-cell office:value-type="string">
            <text:p>SL resp ogni bracciata</text:p>
          </table:table-cell>
        </table:table-row>
        <table:table-row>
          <table:table-cell/>
          <table:table-cell office:value-type="string">
            <text:p>A2SLR3</text:p>
          </table:table-cell>
          <table:table-cell office:value-type="string">
            <text:p>SL resp 3</text:p>
          </table:table-cell>
        </table:table-row>
        <table:table-row>
          <table:table-cell/>
          <table:table-cell office:value-type="string">
            <text:p>A2SLR5</text:p>
          </table:table-cell>
          <table:table-cell office:value-type="string">
            <text:p>SL resp 5</text:p>
          </table:table-cell>
        </table:table-row>
        <table:table-row>
          <table:table-cell/>
          <table:table-cell office:value-type="string">
            <text:p>A2SLR7</text:p>
          </table:table-cell>
          <table:table-cell office:value-type="string">
            <text:p>SL resp 7</text:p>
          </table:table-cell>
        </table:table-row>
        <table:table-row>
          <table:table-cell/>
          <table:table-cell office:value-type="string">
            <text:p>A2SLR9</text:p>
          </table:table-cell>
          <table:table-cell office:value-type="string">
            <text:p>SL resp 9</text:p>
          </table:table-cell>
        </table:table-row>
        <table:table-row>
          <table:table-cell/>
          <table:table-cell office:value-type="string">
            <text:p>A2SLR2</text:p>
          </table:table-cell>
          <table:table-cell office:value-type="string">
            <text:p>SL resp 2</text:p>
          </table:table-cell>
        </table:table-row>
        <table:table-row>
          <table:table-cell/>
          <table:table-cell office:value-type="string">
            <text:p>A2SLR4</text:p>
          </table:table-cell>
          <table:table-cell office:value-type="string">
            <text:p>SL resp 4</text:p>
          </table:table-cell>
        </table:table-row>
        <table:table-row>
          <table:table-cell/>
          <table:table-cell office:value-type="string">
            <text:p>C1SLFP</text:p>
          </table:table-cell>
          <table:table-cell office:value-type="string">
            <text:p>SL forte/piano</text:p>
          </table:table-cell>
        </table:table-row>
        <table:table-row>
          <table:table-cell/>
          <table:table-cell office:value-type="string">
            <text:p>C1SLPF</text:p>
          </table:table-cell>
          <table:table-cell office:value-type="string">
            <text:p>SL piano/forte</text:p>
          </table:table-cell>
        </table:table-row>
        <table:table-row>
          <table:table-cell/>
          <table:table-cell office:value-type="string">
            <text:p>ECFAPG</text:p>
          </table:table-cell>
          <table:table-cell office:value-type="string">
            <text:p>Esercizi FA pugni chiusi</text:p>
          </table:table-cell>
        </table:table-row>
        <table:table-row>
          <table:table-cell/>
          <table:table-cell office:value-type="string">
            <text:p>ECFABS</text:p>
          </table:table-cell>
          <table:table-cell office:value-type="string">
            <text:p>Esercizi FA 1 braccio su</text:p>
          </table:table-cell>
        </table:table-row>
        <table:table-row>
          <table:table-cell/>
          <table:table-cell office:value-type="string">
            <text:p>ECFABG</text:p>
          </table:table-cell>
          <table:table-cell office:value-type="string">
            <text:p>Esercizi FA 1 braccio giù</text:p>
          </table:table-cell>
        </table:table-row>
        <table:table-row>
          <table:table-cell/>
          <table:table-cell office:value-type="string">
            <text:p>ECFAAA</text:p>
          </table:table-cell>
          <table:table-cell office:value-type="string">
            <text:p>Esercizi FA alternto alto</text:p>
          </table:table-cell>
        </table:table-row>
        <table:table-row>
          <table:table-cell/>
          <table:table-cell office:value-type="string">
            <text:p>ECFAA2</text:p>
          </table:table-cell>
          <table:table-cell office:value-type="string">
            <text:p>Esercizi FA alternto alto 2 bracciate</text:p>
          </table:table-cell>
        </table:table-row>
        <table:table-row>
          <table:table-cell/>
          <table:table-cell office:value-type="string">
            <text:p>ECFAC1</text:p>
          </table:table-cell>
          <table:table-cell office:value-type="string">
            <text:p>Esercizi FA composto 1 bracciata</text:p>
          </table:table-cell>
        </table:table-row>
        <table:table-row>
          <table:table-cell/>
          <table:table-cell office:value-type="string">
            <text:p>ECFAC2</text:p>
          </table:table-cell>
          <table:table-cell office:value-type="string">
            <text:p>Esercizi FA composto 2 bracciate</text:p>
          </table:table-cell>
        </table:table-row>
        <table:table-row>
          <table:table-cell/>
          <table:table-cell office:value-type="string">
            <text:p>ECFAC3</text:p>
          </table:table-cell>
          <table:table-cell office:value-type="string">
            <text:p>Esercizi FA composto 3 bracciate</text:p>
          </table:table-cell>
        </table:table-row>
        <table:table-row>
          <table:table-cell/>
          <table:table-cell office:value-type="string">
            <text:p>ECFAG4</text:p>
          </table:table-cell>
          <table:table-cell office:value-type="string">
            <text:p>Esercizi FA 4 gambate 1 bracciata</text:p>
          </table:table-cell>
        </table:table-row>
        <table:table-row>
          <table:table-cell/>
          <table:table-cell office:value-type="string">
            <text:p>ECFASB</text:p>
          </table:table-cell>
          <table:table-cell office:value-type="string">
            <text:p>Esercizi FA solo braccia</text:p>
          </table:table-cell>
        </table:table-row>
        <table:table-row>
          <table:table-cell/>
          <table:table-cell office:value-type="string">
            <text:p>ECFARA</text:p>
          </table:table-cell>
          <table:table-cell office:value-type="string">
            <text:p>Esercizi FA recupero alto</text:p>
          </table:table-cell>
        </table:table-row>
        <table:table-row>
          <table:table-cell/>
          <table:table-cell office:value-type="string">
            <text:p>ECFASS</text:p>
          </table:table-cell>
          <table:table-cell office:value-type="string">
            <text:p>Esercizi FA passata sub</text:p>
          </table:table-cell>
        </table:table-row>
        <table:table-row>
          <table:table-cell/>
          <table:table-cell office:value-type="string">
            <text:p>ECFAIL</text:p>
          </table:table-cell>
          <table:table-cell office:value-type="string">
            <text:p>Esercizi FA ingresso largo</text:p>
          </table:table-cell>
        </table:table-row>
        <table:table-row>
          <table:table-cell/>
          <table:table-cell office:value-type="string">
            <text:p>ECFAIS</text:p>
          </table:table-cell>
          <table:table-cell office:value-type="string">
            <text:p>Esercizi FA ingresso stretto</text:p>
          </table:table-cell>
        </table:table-row>
        <table:table-row>
          <table:table-cell/>
          <table:table-cell office:value-type="string">
            <text:p>ECFAGS</text:p>
          </table:table-cell>
          <table:table-cell office:value-type="string">
            <text:p>Esercizi FA gambe SL</text:p>
          </table:table-cell>
        </table:table-row>
        <table:table-row>
          <table:table-cell/>
          <table:table-cell office:value-type="string">
            <text:p>ESFAPG</text:p>
          </table:table-cell>
          <table:table-cell office:value-type="string">
            <text:p>FA pugni chiusi</text:p>
          </table:table-cell>
        </table:table-row>
        <table:table-row>
          <table:table-cell/>
          <table:table-cell office:value-type="string">
            <text:p>ESFABS</text:p>
          </table:table-cell>
          <table:table-cell office:value-type="string">
            <text:p>FA 1 braccio su</text:p>
          </table:table-cell>
        </table:table-row>
        <table:table-row>
          <table:table-cell/>
          <table:table-cell office:value-type="string">
            <text:p>ESFABG</text:p>
          </table:table-cell>
          <table:table-cell office:value-type="string">
            <text:p>FA 1 braccio giù</text:p>
          </table:table-cell>
        </table:table-row>
        <table:table-row>
          <table:table-cell/>
          <table:table-cell office:value-type="string">
            <text:p>ESFAAA</text:p>
          </table:table-cell>
          <table:table-cell office:value-type="string">
            <text:p>FA alternto alto</text:p>
          </table:table-cell>
        </table:table-row>
        <table:table-row>
          <table:table-cell/>
          <table:table-cell office:value-type="string">
            <text:p>ESFAA2</text:p>
          </table:table-cell>
          <table:table-cell office:value-type="string">
            <text:p>FA alternto alto 2 bracciate</text:p>
          </table:table-cell>
        </table:table-row>
        <table:table-row>
          <table:table-cell/>
          <table:table-cell office:value-type="string">
            <text:p>ESFAC1</text:p>
          </table:table-cell>
          <table:table-cell office:value-type="string">
            <text:p>FA composto 1 bracciata</text:p>
          </table:table-cell>
        </table:table-row>
        <table:table-row>
          <table:table-cell/>
          <table:table-cell office:value-type="string">
            <text:p>ESFAC2</text:p>
          </table:table-cell>
          <table:table-cell office:value-type="string">
            <text:p>FA composto 2 bracciate</text:p>
          </table:table-cell>
        </table:table-row>
        <table:table-row>
          <table:table-cell/>
          <table:table-cell office:value-type="string">
            <text:p>ESFAC3</text:p>
          </table:table-cell>
          <table:table-cell office:value-type="string">
            <text:p>FA composto 3 bracciate</text:p>
          </table:table-cell>
        </table:table-row>
        <table:table-row>
          <table:table-cell/>
          <table:table-cell office:value-type="string">
            <text:p>ESFAG4</text:p>
          </table:table-cell>
          <table:table-cell office:value-type="string">
            <text:p>FA 4 gambate 1 bracciata</text:p>
          </table:table-cell>
        </table:table-row>
        <table:table-row>
          <table:table-cell/>
          <table:table-cell office:value-type="string">
            <text:p>ESFASB</text:p>
          </table:table-cell>
          <table:table-cell office:value-type="string">
            <text:p>FA solo braccia</text:p>
          </table:table-cell>
        </table:table-row>
        <table:table-row>
          <table:table-cell/>
          <table:table-cell office:value-type="string">
            <text:p>ESFARA</text:p>
          </table:table-cell>
          <table:table-cell office:value-type="string">
            <text:p>FA recupero alto</text:p>
          </table:table-cell>
        </table:table-row>
        <table:table-row>
          <table:table-cell/>
          <table:table-cell office:value-type="string">
            <text:p>ESFASS</text:p>
          </table:table-cell>
          <table:table-cell office:value-type="string">
            <text:p>FA passata sub</text:p>
          </table:table-cell>
        </table:table-row>
        <table:table-row>
          <table:table-cell/>
          <table:table-cell office:value-type="string">
            <text:p>ESFAIL</text:p>
          </table:table-cell>
          <table:table-cell office:value-type="string">
            <text:p>FA ingresso largo</text:p>
          </table:table-cell>
        </table:table-row>
        <table:table-row>
          <table:table-cell/>
          <table:table-cell office:value-type="string">
            <text:p>ESFAIS</text:p>
          </table:table-cell>
          <table:table-cell office:value-type="string">
            <text:p>FA ingresso stretto</text:p>
          </table:table-cell>
        </table:table-row>
        <table:table-row>
          <table:table-cell/>
          <table:table-cell office:value-type="string">
            <text:p>ESFAGS</text:p>
          </table:table-cell>
          <table:table-cell office:value-type="string">
            <text:p>FA gambe SL</text:p>
          </table:table-cell>
        </table:table-row>
        <table:table-row>
          <table:table-cell/>
          <table:table-cell office:value-type="string">
            <text:p>C1FAFP</text:p>
          </table:table-cell>
          <table:table-cell office:value-type="string">
            <text:p>FA forte/SL piano</text:p>
          </table:table-cell>
        </table:table-row>
        <table:table-row>
          <table:table-cell/>
          <table:table-cell office:value-type="string">
            <text:p>C1FAPF</text:p>
          </table:table-cell>
          <table:table-cell office:value-type="string">
            <text:p>SL piano/FA forte</text:p>
          </table:table-cell>
        </table:table-row>
        <table:table-row>
          <table:table-cell/>
          <table:table-cell office:value-type="string">
            <text:p>ECDOPG</text:p>
          </table:table-cell>
          <table:table-cell office:value-type="string">
            <text:p>Esercizi DO pugni chiusi</text:p>
          </table:table-cell>
        </table:table-row>
        <table:table-row>
          <table:table-cell/>
          <table:table-cell office:value-type="string">
            <text:p>ESDOPG</text:p>
          </table:table-cell>
          <table:table-cell office:value-type="string">
            <text:p>DO pugni chiusi</text:p>
          </table:table-cell>
        </table:table-row>
        <table:table-row>
          <table:table-cell/>
          <table:table-cell office:value-type="string">
            <text:p>ESDOBS</text:p>
          </table:table-cell>
          <table:table-cell office:value-type="string">
            <text:p>DO 1 braccio su</text:p>
          </table:table-cell>
        </table:table-row>
        <table:table-row>
          <table:table-cell/>
          <table:table-cell office:value-type="string">
            <text:p>ESDOBG</text:p>
          </table:table-cell>
          <table:table-cell office:value-type="string">
            <text:p>DO 1 braccio giù</text:p>
          </table:table-cell>
        </table:table-row>
        <table:table-row>
          <table:table-cell/>
          <table:table-cell office:value-type="string">
            <text:p>ESDOAA</text:p>
          </table:table-cell>
          <table:table-cell office:value-type="string">
            <text:p>DO alternato alto</text:p>
          </table:table-cell>
        </table:table-row>
        <table:table-row>
          <table:table-cell/>
          <table:table-cell office:value-type="string">
            <text:p>ESDOGE</text:p>
          </table:table-cell>
          <table:table-cell office:value-type="string">
            <text:p>DO germanico</text:p>
          </table:table-cell>
        </table:table-row>
        <table:table-row>
          <table:table-cell/>
          <table:table-cell office:value-type="string">
            <text:p>ESDOSF</text:p>
          </table:table-cell>
          <table:table-cell office:value-type="string">
            <text:p>DO 1 braccio al soffitto</text:p>
          </table:table-cell>
        </table:table-row>
        <table:table-row>
          <table:table-cell/>
          <table:table-cell office:value-type="string">
            <text:p>ESDOPR</text:p>
          </table:table-cell>
          <table:table-cell office:value-type="string">
            <text:p>DO pausa su massimo rollio</text:p>
          </table:table-cell>
        </table:table-row>
        <table:table-row>
          <table:table-cell/>
          <table:table-cell office:value-type="string">
            <text:p>ESDOBI</text:p>
          </table:table-cell>
          <table:table-cell office:value-type="string">
            <text:p>DO bicchiere sulla fronte</text:p>
          </table:table-cell>
        </table:table-row>
        <table:table-row>
          <table:table-cell/>
          <table:table-cell office:value-type="string">
            <text:p>ESDOSV</text:p>
          </table:table-cell>
          <table:table-cell office:value-type="string">
            <text:p>DO bracciata sovrapposta</text:p>
          </table:table-cell>
        </table:table-row>
        <table:table-row>
          <table:table-cell/>
          <table:table-cell office:value-type="string">
            <text:p>ESDOFR</text:p>
          </table:table-cell>
          <table:table-cell office:value-type="string">
            <text:p>DO seduto max freq braccia</text:p>
          </table:table-cell>
        </table:table-row>
        <table:table-row>
          <table:table-cell/>
          <table:table-cell office:value-type="string">
            <text:p>ESDOBT</text:p>
          </table:table-cell>
          <table:table-cell office:value-type="string">
            <text:p>DO braccia tese</text:p>
          </table:table-cell>
        </table:table-row>
        <table:table-row>
          <table:table-cell/>
          <table:table-cell office:value-type="string">
            <text:p>ESDOBA</text:p>
          </table:table-cell>
          <table:table-cell office:value-type="string">
            <text:p>DO bastone</text:p>
          </table:table-cell>
        </table:table-row>
        <table:table-row>
          <table:table-cell/>
          <table:table-cell office:value-type="string">
            <text:p>ESDOSB</text:p>
          </table:table-cell>
          <table:table-cell office:value-type="string">
            <text:p>DO solo braccia, gambe ferme</text:p>
          </table:table-cell>
        </table:table-row>
        <table:table-row>
          <table:table-cell/>
          <table:table-cell office:value-type="string">
            <text:p>C1DOFP</text:p>
          </table:table-cell>
          <table:table-cell office:value-type="string">
            <text:p>DO forte/piano</text:p>
          </table:table-cell>
        </table:table-row>
        <table:table-row>
          <table:table-cell/>
          <table:table-cell office:value-type="string">
            <text:p>C1DOPF</text:p>
          </table:table-cell>
          <table:table-cell office:value-type="string">
            <text:p>DO piano/forte</text:p>
          </table:table-cell>
        </table:table-row>
        <table:table-row>
          <table:table-cell/>
          <table:table-cell office:value-type="string">
            <text:p>ECRASC</text:p>
          </table:table-cell>
          <table:table-cell office:value-type="string">
            <text:p>Esercizi RA scivolata</text:p>
          </table:table-cell>
        </table:table-row>
        <table:table-row>
          <table:table-cell/>
          <table:table-cell office:value-type="string">
            <text:p>ECRAMP</text:p>
          </table:table-cell>
          <table:table-cell office:value-type="string">
            <text:p>Esercizi RA calciata dietro</text:p>
          </table:table-cell>
        </table:table-row>
        <table:table-row>
          <table:table-cell/>
          <table:table-cell office:value-type="string">
            <text:p>ESRAPG</text:p>
          </table:table-cell>
          <table:table-cell office:value-type="string">
            <text:p>RA pugni</text:p>
          </table:table-cell>
        </table:table-row>
        <table:table-row>
          <table:table-cell/>
          <table:table-cell office:value-type="string">
            <text:p>ESRABS</text:p>
          </table:table-cell>
          <table:table-cell office:value-type="string">
            <text:p>RA 1 braccio su</text:p>
          </table:table-cell>
        </table:table-row>
        <table:table-row>
          <table:table-cell/>
          <table:table-cell office:value-type="string">
            <text:p>ESRABG</text:p>
          </table:table-cell>
          <table:table-cell office:value-type="string">
            <text:p>RA 1 braccio giù</text:p>
          </table:table-cell>
        </table:table-row>
        <table:table-row>
          <table:table-cell/>
          <table:table-cell office:value-type="string">
            <text:p>ESRAAA</text:p>
          </table:table-cell>
          <table:table-cell office:value-type="string">
            <text:p>RA alternato alto</text:p>
          </table:table-cell>
        </table:table-row>
        <table:table-row>
          <table:table-cell/>
          <table:table-cell office:value-type="string">
            <text:p>ESRASC</text:p>
          </table:table-cell>
          <table:table-cell office:value-type="string">
            <text:p>RA scivolata</text:p>
          </table:table-cell>
        </table:table-row>
        <table:table-row>
          <table:table-cell/>
          <table:table-cell office:value-type="string">
            <text:p>ESRA2G</text:p>
          </table:table-cell>
          <table:table-cell office:value-type="string">
            <text:p>RA due gambate per ogni ciclo</text:p>
          </table:table-cell>
        </table:table-row>
        <table:table-row>
          <table:table-cell/>
          <table:table-cell office:value-type="string">
            <text:p>ESRASB</text:p>
          </table:table-cell>
          <table:table-cell office:value-type="string">
            <text:p>RA solo braccia, gambe ferme</text:p>
          </table:table-cell>
        </table:table-row>
        <table:table-row>
          <table:table-cell/>
          <table:table-cell office:value-type="string">
            <text:p>ESRASV</text:p>
          </table:table-cell>
          <table:table-cell office:value-type="string">
            <text:p>RA sovrapposta</text:p>
          </table:table-cell>
        </table:table-row>
        <table:table-row>
          <table:table-cell/>
          <table:table-cell office:value-type="string">
            <text:p>ESRANS</text:p>
          </table:table-cell>
          <table:table-cell office:value-type="string">
            <text:p>RA non sovrapposta</text:p>
          </table:table-cell>
        </table:table-row>
        <table:table-row>
          <table:table-cell/>
          <table:table-cell office:value-type="string">
            <text:p>ESRAGU</text:p>
          </table:table-cell>
          <table:table-cell office:value-type="string">
            <text:p>RA ginocchia unite</text:p>
          </table:table-cell>
        </table:table-row>
        <table:table-row>
          <table:table-cell/>
          <table:table-cell office:value-type="string">
            <text:p>ESRAMP</text:p>
          </table:table-cell>
          <table:table-cell office:value-type="string">
            <text:p>RA toccando mani con piedi sul sedere</text:p>
          </table:table-cell>
        </table:table-row>
        <table:table-row>
          <table:table-cell/>
          <table:table-cell office:value-type="string">
            <text:p>ESRAOP</text:p>
          </table:table-cell>
          <table:table-cell office:value-type="string">
            <text:p>RA alternata braccio e gamba opposti</text:p>
          </table:table-cell>
        </table:table-row>
        <table:table-row>
          <table:table-cell/>
          <table:table-cell office:value-type="string">
            <text:p>ESRATF</text:p>
          </table:table-cell>
          <table:table-cell office:value-type="string">
            <text:p>RA testa alta fuori dall'acqua</text:p>
          </table:table-cell>
        </table:table-row>
        <table:table-row>
          <table:table-cell/>
          <table:table-cell office:value-type="string">
            <text:p>ESRASA</text:p>
          </table:table-cell>
          <table:table-cell office:value-type="string">
            <text:p>RA subacquea</text:p>
          </table:table-cell>
        </table:table-row>
        <table:table-row>
          <table:table-cell/>
          <table:table-cell office:value-type="string">
            <text:p>C1RAFP</text:p>
          </table:table-cell>
          <table:table-cell office:value-type="string">
            <text:p>RA forte/SL piano</text:p>
          </table:table-cell>
        </table:table-row>
        <table:table-row>
          <table:table-cell/>
          <table:table-cell office:value-type="string">
            <text:p>C1RAPF</text:p>
          </table:table-cell>
          <table:table-cell office:value-type="string">
            <text:p>SL piano/RA forte</text:p>
          </table:table-cell>
        </table:table-row>
        <table:table-row>
          <table:table-cell/>
          <table:table-cell office:value-type="string">
            <text:p>ESMIPU</text:p>
          </table:table-cell>
          <table:table-cell office:value-type="string">
            <text:p>MI pugni</text:p>
          </table:table-cell>
        </table:table-row>
        <table:table-row>
          <table:table-cell/>
          <table:table-cell office:value-type="string">
            <text:p>ESMIBS</text:p>
          </table:table-cell>
          <table:table-cell office:value-type="string">
            <text:p>MI un braccio fermo in alto</text:p>
          </table:table-cell>
        </table:table-row>
        <table:table-row>
          <table:table-cell/>
          <table:table-cell office:value-type="string">
            <text:p>ESMIBG</text:p>
          </table:table-cell>
          <table:table-cell office:value-type="string">
            <text:p>MI un braccio fermo in basso</text:p>
          </table:table-cell>
        </table:table-row>
        <table:table-row>
          <table:table-cell/>
          <table:table-cell office:value-type="string">
            <text:p>ESMIAA</text:p>
          </table:table-cell>
          <table:table-cell office:value-type="string">
            <text:p>MI alternato alto</text:p>
          </table:table-cell>
        </table:table-row>
        <table:table-row>
          <table:table-cell/>
          <table:table-cell office:value-type="string">
            <text:p>ESMI1C</text:p>
          </table:table-cell>
          <table:table-cell office:value-type="string">
            <text:p>MI un ciclo per ogni stile</text:p>
          </table:table-cell>
        </table:table-row>
        <table:table-row>
          <table:table-cell/>
          <table:table-cell office:value-type="string">
            <text:p>ESMIIM</text:p>
          </table:table-cell>
          <table:table-cell office:value-type="string">
            <text:p>MI a rovescio</text:p>
          </table:table-cell>
        </table:table-row>
        <table:table-row>
          <table:table-cell/>
          <table:table-cell office:value-type="string">
            <text:p>COSLFA</text:p>
          </table:table-cell>
          <table:table-cell office:value-type="string">
            <text:p>FA/SL completo</text:p>
          </table:table-cell>
        </table:table-row>
        <table:table-row>
          <table:table-cell/>
          <table:table-cell office:value-type="string">
            <text:p>C1SLL3</text:p>
          </table:table-cell>
          <table:table-cell office:value-type="string">
            <text:p>Locomotive 300 piano/forte</text:p>
          </table:table-cell>
        </table:table-row>
        <table:table-row>
          <table:table-cell/>
          <table:table-cell office:value-type="string">
            <text:p>C1SL3L</text:p>
          </table:table-cell>
          <table:table-cell office:value-type="string">
            <text:p>Locomotive 300 forte/piano</text:p>
          </table:table-cell>
        </table:table-row>
        <table:table-row>
          <table:table-cell/>
          <table:table-cell office:value-type="string">
            <text:p>C1SLP3</text:p>
          </table:table-cell>
          <table:table-cell office:value-type="string">
            <text:p>SL progressione esterna 1-3</text:p>
          </table:table-cell>
        </table:table-row>
        <table:table-row>
          <table:table-cell/>
          <table:table-cell office:value-type="string">
            <text:p>C1SLP4</text:p>
          </table:table-cell>
          <table:table-cell office:value-type="string">
            <text:p>SL progressione esterna 1-4</text:p>
          </table:table-cell>
        </table:table-row>
        <table:table-row>
          <table:table-cell/>
          <table:table-cell office:value-type="string">
            <text:p>C1SLF1</text:p>
          </table:table-cell>
          <table:table-cell office:value-type="string">
            <text:p>SL fartlek 25 a scalare</text:p>
          </table:table-cell>
        </table:table-row>
        <table:table-row>
          <table:table-cell/>
          <table:table-cell office:value-type="string">
            <text:p>C1DOF1</text:p>
          </table:table-cell>
          <table:table-cell office:value-type="string">
            <text:p>DO fartlek 25 a scalare</text:p>
          </table:table-cell>
        </table:table-row>
        <table:table-row>
          <table:table-cell/>
          <table:table-cell office:value-type="string">
            <text:p>C1MIF1</text:p>
          </table:table-cell>
          <table:table-cell office:value-type="string">
            <text:p>MI fartlek 25 a scalare</text:p>
          </table:table-cell>
        </table:table-row>
        <table:table-row>
          <table:table-cell/>
          <table:table-cell office:value-type="string">
            <text:p>C1SLF2</text:p>
          </table:table-cell>
          <table:table-cell office:value-type="string">
            <text:p>SL fartlek 25 a salire</text:p>
          </table:table-cell>
        </table:table-row>
        <table:table-row>
          <table:table-cell/>
          <table:table-cell office:value-type="string">
            <text:p>C1DOF2</text:p>
          </table:table-cell>
          <table:table-cell office:value-type="string">
            <text:p>DO fartlek 25 a salire</text:p>
          </table:table-cell>
        </table:table-row>
        <table:table-row>
          <table:table-cell/>
          <table:table-cell office:value-type="string">
            <text:p>C1MIF2</text:p>
          </table:table-cell>
          <table:table-cell office:value-type="string">
            <text:p>MI fartlek 25 a salire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7:19:16.37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M21S</meta:editing-duration>
    <meta:editing-cycles>254</meta:editing-cycles>
    <meta:generator>LibreOffice/4.2.6.3$Windows_x86 LibreOffice_project/3fd416d4c6db7d3204c17ce57a1d70f6e531ee21</meta:generator>
    <dc:date>2014-09-10T17:19:45.259000000</dc:date>
    <dc:creator>Marco Ligabue</dc:creator>
    <meta:document-statistic meta:table-count="3" meta:cell-count="6030" meta:object-count="0"/>
    <meta:user-defined meta:name="Info 1"/>
    <meta:user-defined meta:name="Info 2"/>
    <meta:user-defined meta:name="Info 3"/>
    <meta:user-defined meta:name="Info 4"/>
  </office:meta>
</office:document-meta>
</file>